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10.95pt"/>
    </style:style>
    <style:style style:name="co2" style:family="table-column">
      <style:table-column-properties fo:break-before="auto" style:column-width="115.31pt"/>
    </style:style>
    <style:style style:name="co3" style:family="table-column">
      <style:table-column-properties fo:break-before="auto" style:column-width="75.71pt"/>
    </style:style>
    <style:style style:name="co4" style:family="table-column">
      <style:table-column-properties fo:break-before="auto" style:column-width="107.55pt"/>
    </style:style>
    <style:style style:name="co5" style:family="table-column">
      <style:table-column-properties fo:break-before="auto" style:column-width="87.79pt"/>
    </style:style>
    <style:style style:name="co6" style:family="table-column">
      <style:table-column-properties fo:break-before="auto" style:column-width="93.6pt"/>
    </style:style>
    <style:style style:name="co7" style:family="table-column">
      <style:table-column-properties fo:break-before="auto" style:column-width="91.16pt"/>
    </style:style>
    <style:style style:name="co8" style:family="table-column">
      <style:table-column-properties fo:break-before="auto" style:column-width="90.2pt"/>
    </style:style>
    <style:style style:name="co9" style:family="table-column">
      <style:table-column-properties fo:break-before="auto" style:column-width="92.15pt"/>
    </style:style>
    <style:style style:name="co10" style:family="table-column">
      <style:table-column-properties fo:break-before="auto" style:column-width="64.01pt"/>
    </style:style>
    <style:style style:name="co11" style:family="table-column">
      <style:table-column-properties fo:break-before="auto" style:column-width="89.26pt"/>
    </style:style>
    <style:style style:name="co12" style:family="table-column">
      <style:table-column-properties fo:break-before="auto" style:column-width="96.94pt"/>
    </style:style>
    <style:style style:name="co13" style:family="table-column">
      <style:table-column-properties fo:break-before="auto" style:column-width="78.6pt"/>
    </style:style>
    <style:style style:name="co14" style:family="table-column">
      <style:table-column-properties fo:break-before="auto" style:column-width="77.16pt"/>
    </style:style>
    <style:style style:name="co15" style:family="table-column">
      <style:table-column-properties fo:break-before="auto" style:column-width="79.09pt"/>
    </style:style>
    <style:style style:name="co16" style:family="table-column">
      <style:table-column-properties fo:break-before="auto" style:column-width="123pt"/>
    </style:style>
    <style:style style:name="co17" style:family="table-column">
      <style:table-column-properties fo:break-before="auto" style:column-width="86.34pt"/>
    </style:style>
    <style:style style:name="co18" style:family="table-column">
      <style:table-column-properties fo:break-before="auto" style:column-width="117.69pt"/>
    </style:style>
    <style:style style:name="co19" style:family="table-column">
      <style:table-column-properties fo:break-before="auto" style:column-width="120.1pt"/>
    </style:style>
    <style:style style:name="co20" style:family="table-column">
      <style:table-column-properties fo:break-before="auto" style:column-width="150.49pt"/>
    </style:style>
    <style:style style:name="co21" style:family="table-column">
      <style:table-column-properties fo:break-before="auto" style:column-width="112.85pt"/>
    </style:style>
    <style:style style:name="co22" style:family="table-column">
      <style:table-column-properties fo:break-before="auto" style:column-width="71.4pt"/>
    </style:style>
    <style:style style:name="co23" style:family="table-column">
      <style:table-column-properties fo:break-before="auto" style:column-width="120.61pt"/>
    </style:style>
    <style:style style:name="co24" style:family="table-column">
      <style:table-column-properties fo:break-before="auto" style:column-width="122.51pt"/>
    </style:style>
    <style:style style:name="co25" style:family="table-column">
      <style:table-column-properties fo:break-before="auto" style:column-width="94.56pt"/>
    </style:style>
    <style:style style:name="co26" style:family="table-column">
      <style:table-column-properties fo:break-before="auto" style:column-width="94.05pt"/>
    </style:style>
    <style:style style:name="co27" style:family="table-column">
      <style:table-column-properties fo:break-before="auto" style:column-width="88.75pt"/>
    </style:style>
    <style:style style:name="co28" style:family="table-column">
      <style:table-column-properties fo:break-before="auto" style:column-width="88.2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dfce4" fo:border="0.06pt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dfce4" fo:border="0.06pt solid #000000"/>
    </style:style>
    <style:style style:name="ce8" style:family="table-cell" style:parent-style-name="Default">
      <style:table-cell-properties fo:background-color="transparent"/>
    </style:style>
    <style:style style:name="ce11" style:family="table-cell" style:parent-style-name="Default">
      <style:table-cell-properties fo:background-color="#fdfce4"/>
    </style:style>
    <style:style style:name="ce9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="0.06pt solid #000000"/>
    </style:style>
    <style:style style:name="ce15" style:family="table-cell" style:parent-style-name="Default">
      <style:table-cell-properties fo:background-color="#fff200" fo:border="0.06pt solid #000000"/>
    </style:style>
    <style:style style:name="ce16" style:family="table-cell" style:parent-style-name="Default">
      <style:table-cell-properties fo:background-color="transparent" fo:border="0.06pt solid #000000"/>
    </style:style>
    <style:style style:name="ce19" style:family="table-cell" style:parent-style-name="Default">
      <style:table-cell-properties fo:background-color="#fff200"/>
    </style:style>
  </office:automatic-styles>
  <office:body>
    <office:spreadsheet>
      <table:calculation-settings table:automatic-find-labels="false" table:use-regular-expressions="false" table:use-wildcards="true"/>
      <table:table table:name="Rul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ce1" office:value-type="string" calcext:value-type="string">
            <text:p>Rules </text:p>
          </table:table-cell>
          <table:table-cell table:style-name="ce1" office:value-type="string" calcext:value-type="string">
            <text:p>Mean Best F1 Score</text:p>
          </table:table-cell>
          <table:table-cell table:style-name="ce1" office:value-type="string" calcext:value-type="string">
            <text:p>Stdev Best F1</text:p>
          </table:table-cell>
          <table:table-cell table:style-name="ce1" office:value-type="string" calcext:value-type="string">
            <text:p>Single Rule Best F1</text:p>
          </table:table-cell>
          <table:table-cell table:style-name="ce1" office:value-type="string" calcext:value-type="string">
            <text:p>Overall Mean F1</text:p>
          </table:table-cell>
          <table:table-cell table:style-name="ce1" office:value-type="string" calcext:value-type="string">
            <text:p>Param 1 mean F1</text:p>
          </table:table-cell>
          <table:table-cell table:style-name="ce1" office:value-type="string" calcext:value-type="string">
            <text:p>Param 2 mean F1</text:p>
          </table:table-cell>
          <table:table-cell table:style-name="ce1" office:value-type="string" calcext:value-type="string">
            <text:p>Param 3 mean F1</text:p>
          </table:table-cell>
          <table:table-cell table:style-name="ce1" office:value-type="string" calcext:value-type="string">
            <text:p>Param 4 mean F1</text:p>
          </table:table-cell>
        </table:table-row>
        <table:table-row table:style-name="ro1">
          <table:table-cell table:style-name="ce1" office:value-type="string" calcext:value-type="string">
            <text:p>Run – Non Sequence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 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 6 (all data)</text:p>
          </table:table-cell>
          <table:table-cell table:number-columns-repeated="8"/>
        </table:table-row>
        <table:table-row table:style-name="ro1" table:number-rows-repeated="5">
          <table:table-cell table:number-columns-repeated="9"/>
        </table:table-row>
        <table:table-row table:style-name="ro1">
          <table:table-cell table:style-name="ce1" office:value-type="string" calcext:value-type="string">
            <text:p>Run – Sequenc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 2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 3 (all data)</text:p>
          </table:table-cell>
          <table:table-cell table:number-columns-repeated="8"/>
        </table:table-row>
      </table:table>
      <table:table table:name="Ensembl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8"/>
        <table:table-column table:style-name="co9" table:default-cell-style-name="ce8"/>
        <table:table-column table:style-name="co8" table:default-cell-style-name="Default"/>
        <table:table-column table:style-name="co11" table:default-cell-style-name="Default"/>
        <table:table-column table:style-name="co8" table:default-cell-style-name="Default"/>
        <table:table-column table:style-name="co12" table:default-cell-style-name="Default"/>
        <table:table-column table:style-name="co10" table:number-columns-repeated="1011" table:default-cell-style-name="Default"/>
        <table:table-row table:style-name="ro1">
          <table:table-cell table:style-name="ce1" office:value-type="string" calcext:value-type="string">
            <text:p>Rules </text:p>
          </table:table-cell>
          <table:table-cell table:style-name="ce1" office:value-type="string" calcext:value-type="string">
            <text:p>Mean Best F1 Score</text:p>
          </table:table-cell>
          <table:table-cell table:style-name="ce1" office:value-type="string" calcext:value-type="string">
            <text:p>Stdev Best F1</text:p>
          </table:table-cell>
          <table:table-cell table:style-name="ce1" office:value-type="string" calcext:value-type="string">
            <text:p>Single Rule Best F1</text:p>
          </table:table-cell>
          <table:table-cell table:style-name="ce1" office:value-type="string" calcext:value-type="string">
            <text:p>Overall Mean F1</text:p>
          </table:table-cell>
          <table:table-cell table:style-name="ce1" office:value-type="string" calcext:value-type="string">
            <text:p>Param 1 mean F1</text:p>
          </table:table-cell>
          <table:table-cell table:style-name="ce1" office:value-type="string" calcext:value-type="string">
            <text:p>Param 1 Best F1</text:p>
          </table:table-cell>
          <table:table-cell table:style-name="ce1" office:value-type="string" calcext:value-type="string">
            <text:p>Param 2 Mean F1</text:p>
          </table:table-cell>
          <table:table-cell table:style-name="ce1" office:value-type="string" calcext:value-type="string">
            <text:p>Param 2 Best F1</text:p>
          </table:table-cell>
          <table:table-cell table:style-name="ce1" office:value-type="string" calcext:value-type="string">
            <text:p>Param 3 Mean F1</text:p>
          </table:table-cell>
          <table:table-cell table:style-name="ce1" office:value-type="string" calcext:value-type="string">
            <text:p>Param 3 Best F1</text:p>
          </table:table-cell>
          <table:table-cell table:style-name="ce1" office:value-type="string" calcext:value-type="string">
            <text:p>Param 4 Mean F1</text:p>
          </table:table-cell>
          <table:table-cell table:style-name="ce1" office:value-type="string" calcext:value-type="string">
            <text:p>Param 4 Best F1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Run – Non Sequence </text:p>
          </table:table-cell>
          <table:table-cell table:style-name="ce5" table:number-columns-repeated="12"/>
          <table:table-cell table:number-columns-repeated="2"/>
          <table:table-cell table:style-name="ce5" table:number-columns-repeated="1009"/>
        </table:table-row>
        <table:table-row table:style-name="ro1">
          <table:table-cell office:value-type="string" calcext:value-type="string">
            <text:p>Initial A</text:p>
          </table:table-cell>
          <table:table-cell office:value-type="float" office:value="0.790989560945878" calcext:value-type="float">
            <text:p>0.790989560945878</text:p>
          </table:table-cell>
          <table:table-cell office:value-type="float" office:value="0.0585914158779938" calcext:value-type="float">
            <text:p>0.058591415877994</text:p>
          </table:table-cell>
          <table:table-cell office:value-type="float" office:value="0.872340425531915" calcext:value-type="float">
            <text:p>0.872340425531915</text:p>
          </table:table-cell>
          <table:table-cell office:value-type="float" office:value="0.486473551515412" calcext:value-type="float">
            <text:p>0.486473551515412</text:p>
          </table:table-cell>
          <table:table-cell office:value-type="float" office:value="0.385352704409809" calcext:value-type="float">
            <text:p>0.385352704409809</text:p>
          </table:table-cell>
          <table:table-cell office:value-type="float" office:value="0.489803288046544" calcext:value-type="float">
            <text:p>0.489803288046544</text:p>
          </table:table-cell>
          <table:table-cell office:value-type="float" office:value="0.780299211772955" calcext:value-type="float">
            <text:p>0.780299211772955</text:p>
          </table:table-cell>
          <table:table-cell office:value-type="float" office:value="0.789421481455116" calcext:value-type="float">
            <text:p>0.789421481455116</text:p>
          </table:table-cell>
          <table:table-cell office:value-type="float" office:value="0.327699690443296" calcext:value-type="float">
            <text:p>0.327699690443296</text:p>
          </table:table-cell>
          <table:table-cell office:value-type="float" office:value="0.329740347349996" calcext:value-type="float">
            <text:p>0.329740347349996</text:p>
          </table:table-cell>
          <table:table-cell office:value-type="float" office:value="0.452542599435586" calcext:value-type="float">
            <text:p>0.452542599435586</text:p>
          </table:table-cell>
          <table:table-cell office:value-type="float" office:value="0.5078667810859" calcext:value-type="float">
            <text:p>0.507866781085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itial B (all data)</text:p>
          </table:table-cell>
          <table:table-cell office:value-type="float" office:value="0.796956150176173" calcext:value-type="float">
            <text:p>0.796956150176173</text:p>
          </table:table-cell>
          <table:table-cell office:value-type="float" office:value="0.112893460920961" calcext:value-type="float">
            <text:p>0.112893460920961</text:p>
          </table:table-cell>
          <table:table-cell office:value-type="float" office:value="0.871345029239766" calcext:value-type="float">
            <text:p>0.871345029239766</text:p>
          </table:table-cell>
          <table:table-cell office:value-type="float" office:value="0.561627655414036" calcext:value-type="float">
            <text:p>0.561627655414036</text:p>
          </table:table-cell>
          <table:table-cell office:value-type="float" office:value="0.547024260265773" calcext:value-type="float">
            <text:p>0.547024260265773</text:p>
          </table:table-cell>
          <table:table-cell office:value-type="float" office:value="0.614037151193797" calcext:value-type="float">
            <text:p>0.614037151193797</text:p>
          </table:table-cell>
          <table:table-cell office:value-type="float" office:value="0.781003555057693" calcext:value-type="float">
            <text:p>0.781003555057693</text:p>
          </table:table-cell>
          <table:table-cell office:value-type="float" office:value="0.796440385452083" calcext:value-type="float">
            <text:p>0.796440385452083</text:p>
          </table:table-cell>
          <table:table-cell office:value-type="float" office:value="0.391421672422435" calcext:value-type="float">
            <text:p>0.391421672422435</text:p>
          </table:table-cell>
          <table:table-cell office:value-type="float" office:value="0.395411002951088" calcext:value-type="float">
            <text:p>0.395411002951088</text:p>
          </table:table-cell>
          <table:table-cell office:value-type="float" office:value="0.527061133910244" calcext:value-type="float">
            <text:p>0.527061133910244</text:p>
          </table:table-cell>
          <table:table-cell office:value-type="float" office:value="0.581255373956312" calcext:value-type="float">
            <text:p>0.5812553739563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itial C</text:p>
          </table:table-cell>
          <table:table-cell office:value-type="float" office:value="0.575936525285212" calcext:value-type="float">
            <text:p>0.575936525285212</text:p>
          </table:table-cell>
          <table:table-cell office:value-type="float" office:value="0.113464766730797" calcext:value-type="float">
            <text:p>0.113464766730797</text:p>
          </table:table-cell>
          <table:table-cell office:value-type="float" office:value="0.666666666666667" calcext:value-type="float">
            <text:p>0.666666666666667</text:p>
          </table:table-cell>
          <table:table-cell office:value-type="float" office:value="0.441983197778071" calcext:value-type="float">
            <text:p>0.441983197778071</text:p>
          </table:table-cell>
          <table:table-cell office:value-type="float" office:value="0.474553854116296" calcext:value-type="float">
            <text:p>0.474553854116296</text:p>
          </table:table-cell>
          <table:table-cell office:value-type="float" office:value="0.523087303034835" calcext:value-type="float">
            <text:p>0.523087303034835</text:p>
          </table:table-cell>
          <table:table-cell office:value-type="float" office:value="0.395756306593388" calcext:value-type="float">
            <text:p>0.395756306593388</text:p>
          </table:table-cell>
          <table:table-cell office:value-type="float" office:value="0.4400791763731" calcext:value-type="float">
            <text:p>0.4400791763731</text:p>
          </table:table-cell>
          <table:table-cell office:value-type="float" office:value="0.482783047895291" calcext:value-type="float">
            <text:p>0.482783047895291</text:p>
          </table:table-cell>
          <table:table-cell office:value-type="float" office:value="0.536179713516991" calcext:value-type="float">
            <text:p>0.536179713516991</text:p>
          </table:table-cell>
          <table:table-cell office:value-type="float" office:value="0.414839582507308" calcext:value-type="float">
            <text:p>0.414839582507308</text:p>
          </table:table-cell>
          <table:table-cell office:value-type="float" office:value="0.464779357286136" calcext:value-type="float">
            <text:p>0.46477935728613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itial D (All data)</text:p>
          </table:table-cell>
          <table:table-cell office:value-type="float" office:value="0.592760738425635" calcext:value-type="float">
            <text:p>0.592760738425635</text:p>
          </table:table-cell>
          <table:table-cell office:value-type="float" office:value="0.148834474305973" calcext:value-type="float">
            <text:p>0.148834474305973</text:p>
          </table:table-cell>
          <table:table-cell office:value-type="float" office:value="0.724137931034483" calcext:value-type="float">
            <text:p>0.724137931034483</text:p>
          </table:table-cell>
          <table:table-cell office:value-type="float" office:value="0.485378761818852" calcext:value-type="float">
            <text:p>0.485378761818852</text:p>
          </table:table-cell>
          <table:table-cell office:value-type="float" office:value="0.531521260180051" calcext:value-type="float">
            <text:p>0.531521260180051</text:p>
          </table:table-cell>
          <table:table-cell office:value-type="float" office:value="0.583109115477867" calcext:value-type="float">
            <text:p>0.583109115477867</text:p>
          </table:table-cell>
          <table:table-cell office:value-type="float" office:value="0.471479468020123" calcext:value-type="float">
            <text:p>0.471479468020123</text:p>
          </table:table-cell>
          <table:table-cell office:value-type="float" office:value="0.517489291133637" calcext:value-type="float">
            <text:p>0.517489291133637</text:p>
          </table:table-cell>
          <table:table-cell office:value-type="float" office:value="0.474230413044163" calcext:value-type="float">
            <text:p>0.474230413044163</text:p>
          </table:table-cell>
          <table:table-cell office:value-type="float" office:value="0.499673718389962" calcext:value-type="float">
            <text:p>0.499673718389962</text:p>
          </table:table-cell>
          <table:table-cell office:value-type="float" office:value="0.464283906031071" calcext:value-type="float">
            <text:p>0.464283906031071</text:p>
          </table:table-cell>
          <table:table-cell office:value-type="float" office:value="0.498041221301159" calcext:value-type="float">
            <text:p>0.49804122130115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itial E</text:p>
          </table:table-cell>
          <table:table-cell office:value-type="float" office:value="0.795286794988177" calcext:value-type="float">
            <text:p>0.795286794988177</text:p>
          </table:table-cell>
          <table:table-cell office:value-type="float" office:value="0.0721640034688013" calcext:value-type="float">
            <text:p>0.072164003468801</text:p>
          </table:table-cell>
          <table:table-cell office:value-type="float" office:value="0.872340425531915" calcext:value-type="float">
            <text:p>0.872340425531915</text:p>
          </table:table-cell>
          <table:table-cell office:value-type="float" office:value="0.575241761195049" calcext:value-type="float">
            <text:p>0.575241761195049</text:p>
          </table:table-cell>
          <table:table-cell office:value-type="float" office:value="0.449720562028483" calcext:value-type="float">
            <text:p>0.449720562028483</text:p>
          </table:table-cell>
          <table:table-cell office:value-type="float" office:value="0.504675440287633" calcext:value-type="float">
            <text:p>0.504675440287633</text:p>
          </table:table-cell>
          <table:table-cell office:value-type="float" office:value="0.774989923051539" calcext:value-type="float">
            <text:p>0.774989923051539</text:p>
          </table:table-cell>
          <table:table-cell office:value-type="float" office:value="0.781253524551132" calcext:value-type="float">
            <text:p>0.781253524551132</text:p>
          </table:table-cell>
          <table:table-cell office:value-type="float" office:value="0.365504132023244" calcext:value-type="float">
            <text:p>0.365504132023244</text:p>
          </table:table-cell>
          <table:table-cell office:value-type="float" office:value="0.402656118136349" calcext:value-type="float">
            <text:p>0.402656118136349</text:p>
          </table:table-cell>
          <table:table-cell office:value-type="float" office:value="0.71075242767693" calcext:value-type="float">
            <text:p>0.71075242767693</text:p>
          </table:table-cell>
          <table:table-cell office:value-type="float" office:value="0.714621257288355" calcext:value-type="float">
            <text:p>0.71462125728835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itial F (All data) </text:p>
          </table:table-cell>
          <table:table-cell office:value-type="float" office:value="0.809735050840448" calcext:value-type="float">
            <text:p>0.809735050840448</text:p>
          </table:table-cell>
          <table:table-cell office:value-type="float" office:value="0.0963124981646263" calcext:value-type="float">
            <text:p>0.096312498164626</text:p>
          </table:table-cell>
          <table:table-cell office:value-type="float" office:value="0.885630498533724" calcext:value-type="float">
            <text:p>0.885630498533724</text:p>
          </table:table-cell>
          <table:table-cell office:value-type="float" office:value="0.621520065460567" calcext:value-type="float">
            <text:p>0.621520065460567</text:p>
          </table:table-cell>
          <table:table-cell office:value-type="float" office:value="0.53142005243927" calcext:value-type="float">
            <text:p>0.53142005243927</text:p>
          </table:table-cell>
          <table:table-cell office:value-type="float" office:value="0.574715210263272" calcext:value-type="float">
            <text:p>0.574715210263272</text:p>
          </table:table-cell>
          <table:table-cell office:value-type="float" office:value="0.787546280295488" calcext:value-type="float">
            <text:p>0.787546280295488</text:p>
          </table:table-cell>
          <table:table-cell office:value-type="float" office:value="0.802736146127778" calcext:value-type="float">
            <text:p>0.802736146127778</text:p>
          </table:table-cell>
          <table:table-cell office:value-type="float" office:value="0.44921545507807" calcext:value-type="float">
            <text:p>0.44921545507807</text:p>
          </table:table-cell>
          <table:table-cell office:value-type="float" office:value="0.494516722857411" calcext:value-type="float">
            <text:p>0.494516722857411</text:p>
          </table:table-cell>
          <table:table-cell office:value-type="float" office:value="0.717898474029441" calcext:value-type="float">
            <text:p>0.717898474029441</text:p>
          </table:table-cell>
          <table:table-cell office:value-type="float" office:value="0.740656803125695" calcext:value-type="float">
            <text:p>0.7406568031256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itial G</text:p>
          </table:table-cell>
          <table:table-cell office:value-type="float" office:value="0.797019831011562" calcext:value-type="float">
            <text:p>0.797019831011562</text:p>
          </table:table-cell>
          <table:table-cell office:value-type="float" office:value="0.0538550751856914" calcext:value-type="float">
            <text:p>0.053855075185691</text:p>
          </table:table-cell>
          <table:table-cell office:value-type="float" office:value="0.872340425531915" calcext:value-type="float">
            <text:p>0.872340425531915</text:p>
          </table:table-cell>
          <table:table-cell office:value-type="float" office:value="0.626695254172248" calcext:value-type="float">
            <text:p>0.626695254172248</text:p>
          </table:table-cell>
          <table:table-cell office:value-type="float" office:value="0.472807958643519" calcext:value-type="float">
            <text:p>0.472807958643519</text:p>
          </table:table-cell>
          <table:table-cell office:value-type="float" office:value="0.533696862531525" calcext:value-type="float">
            <text:p>0.533696862531525</text:p>
          </table:table-cell>
          <table:table-cell office:value-type="float" office:value="0.775791478303348" calcext:value-type="float">
            <text:p>0.775791478303348</text:p>
          </table:table-cell>
          <table:table-cell office:value-type="float" office:value="0.784152288296616" calcext:value-type="float">
            <text:p>0.784152288296616</text:p>
          </table:table-cell>
          <table:table-cell office:value-type="float" office:value="0.766595742355566" calcext:value-type="float">
            <text:p>0.766595742355566</text:p>
          </table:table-cell>
          <table:table-cell office:value-type="float" office:value="0.795811298239927" calcext:value-type="float">
            <text:p>0.795811298239927</text:p>
          </table:table-cell>
          <table:table-cell office:value-type="float" office:value="0.49158583738656" calcext:value-type="float">
            <text:p>0.49158583738656</text:p>
          </table:table-cell>
          <table:table-cell office:value-type="float" office:value="0.530158170433247" calcext:value-type="float">
            <text:p>0.5301581704332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itial H (all data)</text:p>
          </table:table-cell>
          <table:table-cell office:value-type="float" office:value="0.803216254207352" calcext:value-type="float">
            <text:p>0.803216254207352</text:p>
          </table:table-cell>
          <table:table-cell office:value-type="float" office:value="0.0835435328908633" calcext:value-type="float">
            <text:p>0.083543532890863</text:p>
          </table:table-cell>
          <table:table-cell office:value-type="float" office:value="0.869333333333333" calcext:value-type="float">
            <text:p>0.869333333333333</text:p>
          </table:table-cell>
          <table:table-cell office:value-type="float" office:value="0.656313171850748" calcext:value-type="float">
            <text:p>0.656313171850748</text:p>
          </table:table-cell>
          <table:table-cell office:value-type="float" office:value="0.563765838860973" calcext:value-type="float">
            <text:p>0.563765838860973</text:p>
          </table:table-cell>
          <table:table-cell office:value-type="float" office:value="0.615458204258689" calcext:value-type="float">
            <text:p>0.615458204258689</text:p>
          </table:table-cell>
          <table:table-cell office:value-type="float" office:value="0.791151700798124" calcext:value-type="float">
            <text:p>0.791151700798124</text:p>
          </table:table-cell>
          <table:table-cell office:value-type="float" office:value="0.8004851149153" calcext:value-type="float">
            <text:p>0.8004851149153</text:p>
          </table:table-cell>
          <table:table-cell office:value-type="float" office:value="0.758052901640809" calcext:value-type="float">
            <text:p>0.758052901640809</text:p>
          </table:table-cell>
          <table:table-cell office:value-type="float" office:value="0.793917417495099" calcext:value-type="float">
            <text:p>0.793917417495099</text:p>
          </table:table-cell>
          <table:table-cell office:value-type="float" office:value="0.512282246103088" calcext:value-type="float">
            <text:p>0.512282246103088</text:p>
          </table:table-cell>
          <table:table-cell office:value-type="float" office:value="0.560181098621155" calcext:value-type="float">
            <text:p>0.56018109862115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itial M</text:p>
          </table:table-cell>
          <table:table-cell office:value-type="float" office:value="0.581700068723262" calcext:value-type="float">
            <text:p>0.581700068723262</text:p>
          </table:table-cell>
          <table:table-cell table:number-columns-repeated="2" office:value-type="float" office:value="0.0654921370860322" calcext:value-type="float">
            <text:p>0.065492137086032</text:p>
          </table:table-cell>
          <table:table-cell office:value-type="float" office:value="0.443841908930078" calcext:value-type="float">
            <text:p>0.443841908930078</text:p>
          </table:table-cell>
          <table:table-cell office:value-type="float" office:value="0.464176364776284" calcext:value-type="float">
            <text:p>0.464176364776284</text:p>
          </table:table-cell>
          <table:table-cell office:value-type="float" office:value="0.499535413218364" calcext:value-type="float">
            <text:p>0.499535413218364</text:p>
          </table:table-cell>
          <table:table-cell table:style-name="Default" office:value-type="float" office:value="0.399691964911875" calcext:value-type="float">
            <text:p>0.399691964911875</text:p>
          </table:table-cell>
          <table:table-cell table:style-name="Default" office:value-type="float" office:value="0.444178326306551" calcext:value-type="float">
            <text:p>0.444178326306551</text:p>
          </table:table-cell>
          <table:table-cell office:value-type="float" office:value="0.504011731475311" calcext:value-type="float">
            <text:p>0.504011731475311</text:p>
          </table:table-cell>
          <table:table-cell office:value-type="float" office:value="0.567413237620823" calcext:value-type="float">
            <text:p>0.567413237620823</text:p>
          </table:table-cell>
          <table:table-cell office:value-type="float" office:value="0.407487574556841" calcext:value-type="float">
            <text:p>0.407487574556841</text:p>
          </table:table-cell>
          <table:table-cell office:value-type="float" office:value="0.449063926468994" calcext:value-type="float">
            <text:p>0.44906392646899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itial N (all data) </text:p>
          </table:table-cell>
          <table:table-cell office:value-type="float" office:value="0.625883448220848" calcext:value-type="float">
            <text:p>0.625883448220848</text:p>
          </table:table-cell>
          <table:table-cell office:value-type="float" office:value="0.125773072734096" calcext:value-type="float">
            <text:p>0.125773072734096</text:p>
          </table:table-cell>
          <table:table-cell office:value-type="float" office:value="0.747252747252747" calcext:value-type="float">
            <text:p>0.747252747252747</text:p>
          </table:table-cell>
          <table:table-cell office:value-type="float" office:value="0.490912187684404" calcext:value-type="float">
            <text:p>0.490912187684404</text:p>
          </table:table-cell>
          <table:table-cell office:value-type="float" office:value="0.523824653319327" calcext:value-type="float">
            <text:p>0.523824653319327</text:p>
          </table:table-cell>
          <table:table-cell office:value-type="float" office:value="0.573659746682881" calcext:value-type="float">
            <text:p>0.573659746682881</text:p>
          </table:table-cell>
          <table:table-cell table:style-name="Default" office:value-type="float" office:value="0.466779632692382" calcext:value-type="float">
            <text:p>0.466779632692382</text:p>
          </table:table-cell>
          <table:table-cell table:style-name="Default" office:value-type="float" office:value="0.516887986347184" calcext:value-type="float">
            <text:p>0.516887986347184</text:p>
          </table:table-cell>
          <table:table-cell office:value-type="float" office:value="0.497630496474467" calcext:value-type="float">
            <text:p>0.497630496474467</text:p>
          </table:table-cell>
          <table:table-cell office:value-type="float" office:value="0.532704187998046" calcext:value-type="float">
            <text:p>0.532704187998046</text:p>
          </table:table-cell>
          <table:table-cell office:value-type="float" office:value="0.475413968251441" calcext:value-type="float">
            <text:p>0.475413968251441</text:p>
          </table:table-cell>
          <table:table-cell office:value-type="float" office:value="0.525130692737721" calcext:value-type="float">
            <text:p>0.525130692737721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Default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Max </text:p>
          </table:table-cell>
          <table:table-cell table:formula="of:=MAX([.B3:.B12])" office:value-type="float" office:value="0.809735050840448" calcext:value-type="float">
            <text:p>0.809735050840448</text:p>
          </table:table-cell>
          <table:table-cell table:formula="of:=MAX([.C3:.C12])" office:value-type="float" office:value="0.148834474305973" calcext:value-type="float">
            <text:p>0.148834474305973</text:p>
          </table:table-cell>
          <table:table-cell table:formula="of:=MAX([.D3:.D12])" office:value-type="float" office:value="0.885630498533724" calcext:value-type="float">
            <text:p>0.885630498533724</text:p>
          </table:table-cell>
          <table:table-cell table:formula="of:=MAX([.E3:.E12])" office:value-type="float" office:value="0.656313171850748" calcext:value-type="float">
            <text:p>0.656313171850748</text:p>
          </table:table-cell>
          <table:table-cell table:formula="of:=MAX([.F3:.F12])" office:value-type="float" office:value="0.563765838860973" calcext:value-type="float">
            <text:p>0.563765838860973</text:p>
          </table:table-cell>
          <table:table-cell table:formula="of:=MAX([.G3:.G12])" office:value-type="float" office:value="0.615458204258689" calcext:value-type="float">
            <text:p>0.615458204258689</text:p>
          </table:table-cell>
          <table:table-cell table:style-name="Default" table:formula="of:=MAX([.H3:.H12])" office:value-type="float" office:value="0.791151700798124" calcext:value-type="float">
            <text:p>0.791151700798124</text:p>
          </table:table-cell>
          <table:table-cell table:style-name="Default" table:formula="of:=MAX([.I3:.I12])" office:value-type="float" office:value="0.802736146127778" calcext:value-type="float">
            <text:p>0.802736146127778</text:p>
          </table:table-cell>
          <table:table-cell table:formula="of:=MAX([.J3:.J12])" office:value-type="float" office:value="0.766595742355566" calcext:value-type="float">
            <text:p>0.766595742355566</text:p>
          </table:table-cell>
          <table:table-cell table:formula="of:=MAX([.K3:.K12])" office:value-type="float" office:value="0.795811298239927" calcext:value-type="float">
            <text:p>0.795811298239927</text:p>
          </table:table-cell>
          <table:table-cell table:formula="of:=MAX([.L3:.L12])" office:value-type="float" office:value="0.717898474029441" calcext:value-type="float">
            <text:p>0.717898474029441</text:p>
          </table:table-cell>
          <table:table-cell table:formula="of:=MAX([.M3:.M12])" office:value-type="float" office:value="0.740656803125695" calcext:value-type="float">
            <text:p>0.7406568031256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verage </text:p>
          </table:table-cell>
          <table:table-cell table:formula="of:=AVERAGE([.B3:.B12])" office:value-type="float" office:value="0.716948442282455" calcext:value-type="float">
            <text:p>0.716948442282455</text:p>
          </table:table-cell>
          <table:table-cell table:formula="of:=AVERAGE([.C3:.C12])" office:value-type="float" office:value="0.0930924437365835" calcext:value-type="float">
            <text:p>0.093092443736584</text:p>
          </table:table-cell>
          <table:table-cell table:formula="of:=AVERAGE([.D3:.D12])" office:value-type="float" office:value="0.74468796197425" calcext:value-type="float">
            <text:p>0.74468796197425</text:p>
          </table:table-cell>
          <table:table-cell table:formula="of:=AVERAGE([.E3:.E12])" office:value-type="float" office:value="0.538998751581947" calcext:value-type="float">
            <text:p>0.538998751581947</text:p>
          </table:table-cell>
          <table:table-cell table:formula="of:=AVERAGE([.F3:.F12])" office:value-type="float" office:value="0.494416750903979" calcext:value-type="float">
            <text:p>0.494416750903979</text:p>
          </table:table-cell>
          <table:table-cell table:formula="of:=AVERAGE([.G3:.G12])" office:value-type="float" office:value="0.551177773499541" calcext:value-type="float">
            <text:p>0.551177773499541</text:p>
          </table:table-cell>
          <table:table-cell table:style-name="Default" table:formula="of:=AVERAGE([.H3:.H12])" office:value-type="float" office:value="0.642448952149691" calcext:value-type="float">
            <text:p>0.642448952149691</text:p>
          </table:table-cell>
          <table:table-cell table:style-name="Default" table:formula="of:=AVERAGE([.I3:.I12])" office:value-type="float" office:value="0.66731237209585" calcext:value-type="float">
            <text:p>0.66731237209585</text:p>
          </table:table-cell>
          <table:table-cell table:formula="of:=AVERAGE([.J3:.J12])" office:value-type="float" office:value="0.501714528285265" calcext:value-type="float">
            <text:p>0.501714528285265</text:p>
          </table:table-cell>
          <table:table-cell table:formula="of:=AVERAGE([.K3:.K12])" office:value-type="float" office:value="0.534802376455569" calcext:value-type="float">
            <text:p>0.534802376455569</text:p>
          </table:table-cell>
          <table:table-cell table:formula="of:=AVERAGE([.L3:.L12])" office:value-type="float" office:value="0.517414774988851" calcext:value-type="float">
            <text:p>0.517414774988851</text:p>
          </table:table-cell>
          <table:table-cell table:formula="of:=AVERAGE([.M3:.M12])" office:value-type="float" office:value="0.557175468230467" calcext:value-type="float">
            <text:p>0.557175468230467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1" office:value-type="string" calcext:value-type="string">
            <text:p>Rules </text:p>
          </table:table-cell>
          <table:table-cell table:style-name="ce1" table:number-columns-repeated="8"/>
          <table:table-cell table:number-columns-repeated="1015"/>
        </table:table-row>
        <table:table-row table:style-name="ro1">
          <table:table-cell table:style-name="ce4" office:value-type="string" calcext:value-type="string">
            <text:p>Run – Sequence</text:p>
          </table:table-cell>
          <table:table-cell table:style-name="ce5" table:number-columns-repeated="8"/>
          <table:table-cell table:style-name="ce11" table:number-columns-repeated="4"/>
          <table:table-cell table:number-columns-repeated="1011"/>
        </table:table-row>
        <table:table-row table:style-name="ro1">
          <table:table-cell office:value-type="string" calcext:value-type="string">
            <text:p>Sequence A</text:p>
          </table:table-cell>
          <table:table-cell office:value-type="float" office:value="0.769537349895573" calcext:value-type="float">
            <text:p>0.769537349895573</text:p>
          </table:table-cell>
          <table:table-cell office:value-type="float" office:value="0.0757598290511416" calcext:value-type="float">
            <text:p>0.075759829051142</text:p>
          </table:table-cell>
          <table:table-cell office:value-type="float" office:value="0.845303867403315" calcext:value-type="float">
            <text:p>0.845303867403315</text:p>
          </table:table-cell>
          <table:table-cell office:value-type="float" office:value="0.536952833518432" calcext:value-type="float">
            <text:p>0.536952833518432</text:p>
          </table:table-cell>
          <table:table-cell office:value-type="float" office:value="0.313080181709616" calcext:value-type="float">
            <text:p>0.313080181709616</text:p>
          </table:table-cell>
          <table:table-cell table:style-name="ce8" office:value-type="float" office:value="0.502690865096088" calcext:value-type="float">
            <text:p>0.502690865096088</text:p>
          </table:table-cell>
          <table:table-cell office:value-type="float" office:value="0.443679035857321" calcext:value-type="float">
            <text:p>0.443679035857321</text:p>
          </table:table-cell>
          <table:table-cell office:value-type="float" office:value="0.563137536813848" calcext:value-type="float">
            <text:p>0.563137536813848</text:p>
          </table:table-cell>
          <table:table-cell office:value-type="float" office:value="0.681210511896631" calcext:value-type="float">
            <text:p>0.681210511896631</text:p>
          </table:table-cell>
          <table:table-cell office:value-type="float" office:value="0.729543411239763" calcext:value-type="float">
            <text:p>0.729543411239763</text:p>
          </table:table-cell>
          <table:table-cell office:value-type="float" office:value="0.70984160461016" calcext:value-type="float">
            <text:p>0.70984160461016</text:p>
          </table:table-cell>
          <table:table-cell office:value-type="float" office:value="0.750808802387396" calcext:value-type="float">
            <text:p>0.75080880238739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equence B (all data)</text:p>
          </table:table-cell>
          <table:table-cell office:value-type="float" office:value="0.783082756569219" calcext:value-type="float">
            <text:p>0.783082756569219</text:p>
          </table:table-cell>
          <table:table-cell office:value-type="float" office:value="0.131517286516607" calcext:value-type="float">
            <text:p>0.131517286516607</text:p>
          </table:table-cell>
          <table:table-cell office:value-type="float" office:value="0.860606060606061" calcext:value-type="float">
            <text:p>0.860606060606061</text:p>
          </table:table-cell>
          <table:table-cell office:value-type="float" office:value="0.593909342043299" calcext:value-type="float">
            <text:p>0.593909342043299</text:p>
          </table:table-cell>
          <table:table-cell office:value-type="float" office:value="0.360589579841095" calcext:value-type="float">
            <text:p>0.360589579841095</text:p>
          </table:table-cell>
          <table:table-cell table:style-name="ce8" office:value-type="float" office:value="0.529033857308833" calcext:value-type="float">
            <text:p>0.529033857308833</text:p>
          </table:table-cell>
          <table:table-cell office:value-type="float" office:value="0.549565943303907" calcext:value-type="float">
            <text:p>0.549565943303907</text:p>
          </table:table-cell>
          <table:table-cell office:value-type="float" office:value="0.630967952922813" calcext:value-type="float">
            <text:p>0.630967952922813</text:p>
          </table:table-cell>
          <table:table-cell office:value-type="float" office:value="0.729135219952162" calcext:value-type="float">
            <text:p>0.729135219952162</text:p>
          </table:table-cell>
          <table:table-cell office:value-type="float" office:value="0.752319562543076" calcext:value-type="float">
            <text:p>0.752319562543076</text:p>
          </table:table-cell>
          <table:table-cell office:value-type="float" office:value="0.736346625076031" calcext:value-type="float">
            <text:p>0.736346625076031</text:p>
          </table:table-cell>
          <table:table-cell office:value-type="float" office:value="0.767160391869464" calcext:value-type="float">
            <text:p>0.76716039186946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equence C </text:p>
          </table:table-cell>
          <table:table-cell office:value-type="float" office:value="0.713013964247515" calcext:value-type="float">
            <text:p>0.713013964247515</text:p>
          </table:table-cell>
          <table:table-cell office:value-type="float" office:value="0.185998558734508" calcext:value-type="float">
            <text:p>0.185998558734508</text:p>
          </table:table-cell>
          <table:table-cell office:value-type="float" office:value="0.8328611898017" calcext:value-type="float">
            <text:p>0.8328611898017</text:p>
          </table:table-cell>
          <table:table-cell office:value-type="float" office:value="0.615129701323867" calcext:value-type="float">
            <text:p>0.615129701323867</text:p>
          </table:table-cell>
          <table:table-cell office:value-type="float" office:value="0.664038594082746" calcext:value-type="float">
            <text:p>0.664038594082746</text:p>
          </table:table-cell>
          <table:table-cell table:style-name="ce8" office:value-type="float" office:value="0.693436167096306" calcext:value-type="float">
            <text:p>0.693436167096306</text:p>
          </table:table-cell>
          <table:table-cell office:value-type="float" office:value="0.560336952456223" calcext:value-type="float">
            <text:p>0.560336952456223</text:p>
          </table:table-cell>
          <table:table-cell office:value-type="float" office:value="0.584796633158137" calcext:value-type="float">
            <text:p>0.584796633158137</text:p>
          </table:table-cell>
          <table:table-cell office:value-type="float" office:value="0.674560114349392" calcext:value-type="float">
            <text:p>0.674560114349392</text:p>
          </table:table-cell>
          <table:table-cell office:value-type="float" office:value="0.694189894570128" calcext:value-type="float">
            <text:p>0.694189894570128</text:p>
          </table:table-cell>
          <table:table-cell office:value-type="float" office:value="0.561583144407107" calcext:value-type="float">
            <text:p>0.561583144407107</text:p>
          </table:table-cell>
          <table:table-cell office:value-type="float" office:value="0.597404786069592" calcext:value-type="float">
            <text:p>0.59740478606959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equence D (all data) </text:p>
          </table:table-cell>
          <table:table-cell office:value-type="float" office:value="0.731223786963538" calcext:value-type="float">
            <text:p>0.731223786963538</text:p>
          </table:table-cell>
          <table:table-cell office:value-type="float" office:value="0.170984505242342" calcext:value-type="float">
            <text:p>0.170984505242342</text:p>
          </table:table-cell>
          <table:table-cell office:value-type="float" office:value="0.83987915407855" calcext:value-type="float">
            <text:p>0.83987915407855</text:p>
          </table:table-cell>
          <table:table-cell office:value-type="float" office:value="0.618671845322913" calcext:value-type="float">
            <text:p>0.618671845322913</text:p>
          </table:table-cell>
          <table:table-cell office:value-type="float" office:value="0.663689908998544" calcext:value-type="float">
            <text:p>0.663689908998544</text:p>
          </table:table-cell>
          <table:table-cell table:style-name="ce8" office:value-type="float" office:value="0.720465110397333" calcext:value-type="float">
            <text:p>0.720465110397333</text:p>
          </table:table-cell>
          <table:table-cell office:value-type="float" office:value="0.593730799737814" calcext:value-type="float">
            <text:p>0.593730799737814</text:p>
          </table:table-cell>
          <table:table-cell office:value-type="float" office:value="0.621888856625075" calcext:value-type="float">
            <text:p>0.621888856625075</text:p>
          </table:table-cell>
          <table:table-cell office:value-type="float" office:value="0.627443628596537" calcext:value-type="float">
            <text:p>0.627443628596537</text:p>
          </table:table-cell>
          <table:table-cell office:value-type="float" office:value="0.673658458111259" calcext:value-type="float">
            <text:p>0.673658458111259</text:p>
          </table:table-cell>
          <table:table-cell office:value-type="float" office:value="0.589823043958755" calcext:value-type="float">
            <text:p>0.589823043958755</text:p>
          </table:table-cell>
          <table:table-cell office:value-type="float" office:value="0.617630413002483" calcext:value-type="float">
            <text:p>0.61763041300248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equence E</text:p>
          </table:table-cell>
          <table:table-cell office:value-type="float" office:value="0.771555048505584" calcext:value-type="float">
            <text:p>0.771555048505584</text:p>
          </table:table-cell>
          <table:table-cell office:value-type="float" office:value="0.0909639117363154" calcext:value-type="float">
            <text:p>0.090963911736315</text:p>
          </table:table-cell>
          <table:table-cell office:value-type="float" office:value="0.85558583106267" calcext:value-type="float">
            <text:p>0.85558583106267</text:p>
          </table:table-cell>
          <table:table-cell office:value-type="float" office:value="0.629980466922324" calcext:value-type="float">
            <text:p>0.629980466922324</text:p>
          </table:table-cell>
          <table:table-cell office:value-type="float" office:value="0.62526967161693" calcext:value-type="float">
            <text:p>0.62526967161693</text:p>
          </table:table-cell>
          <table:table-cell table:style-name="ce8" office:value-type="float" office:value="0.66745241405453" calcext:value-type="float">
            <text:p>0.66745241405453</text:p>
          </table:table-cell>
          <table:table-cell office:value-type="float" office:value="0.714678885760721" calcext:value-type="float">
            <text:p>0.714678885760721</text:p>
          </table:table-cell>
          <table:table-cell office:value-type="float" office:value="0.746371551982158" calcext:value-type="float">
            <text:p>0.746371551982158</text:p>
          </table:table-cell>
          <table:table-cell office:value-type="float" office:value="0.539740552345913" calcext:value-type="float">
            <text:p>0.539740552345913</text:p>
          </table:table-cell>
          <table:table-cell office:value-type="float" office:value="0.591073469755993" calcext:value-type="float">
            <text:p>0.591073469755993</text:p>
          </table:table-cell>
          <table:table-cell office:value-type="float" office:value="0.64023275796573" calcext:value-type="float">
            <text:p>0.64023275796573</text:p>
          </table:table-cell>
          <table:table-cell office:value-type="float" office:value="0.699220325219216" calcext:value-type="float">
            <text:p>0.6992203252192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equence F (all data)</text:p>
          </table:table-cell>
          <table:table-cell office:value-type="float" office:value="0.778147743173515" calcext:value-type="float">
            <text:p>0.778147743173515</text:p>
          </table:table-cell>
          <table:table-cell office:value-type="float" office:value="0.142127584165974" calcext:value-type="float">
            <text:p>0.142127584165974</text:p>
          </table:table-cell>
          <table:table-cell office:value-type="float" office:value="0.857908847184987" calcext:value-type="float">
            <text:p>0.857908847184987</text:p>
          </table:table-cell>
          <table:table-cell office:value-type="float" office:value="0.658063188920009" calcext:value-type="float">
            <text:p>0.658063188920009</text:p>
          </table:table-cell>
          <table:table-cell office:value-type="float" office:value="0.651524696933259" calcext:value-type="float">
            <text:p>0.651524696933259</text:p>
          </table:table-cell>
          <table:table-cell table:style-name="ce8" office:value-type="float" office:value="0.701488567050744" calcext:value-type="float">
            <text:p>0.701488567050744</text:p>
          </table:table-cell>
          <table:table-cell office:value-type="float" office:value="0.745023386153714" calcext:value-type="float">
            <text:p>0.745023386153714</text:p>
          </table:table-cell>
          <table:table-cell office:value-type="float" office:value="0.763682417466253" calcext:value-type="float">
            <text:p>0.763682417466253</text:p>
          </table:table-cell>
          <table:table-cell office:value-type="float" office:value="0.586108742625491" calcext:value-type="float">
            <text:p>0.586108742625491</text:p>
          </table:table-cell>
          <table:table-cell office:value-type="float" office:value="0.624017310586719" calcext:value-type="float">
            <text:p>0.624017310586719</text:p>
          </table:table-cell>
          <table:table-cell office:value-type="float" office:value="0.649595929967573" calcext:value-type="float">
            <text:p>0.649595929967573</text:p>
          </table:table-cell>
          <table:table-cell office:value-type="float" office:value="0.691147247711148" calcext:value-type="float">
            <text:p>0.6911472477111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equence G</text:p>
          </table:table-cell>
          <table:table-cell office:value-type="float" office:value="0.734552546053173" calcext:value-type="float">
            <text:p>0.734552546053173</text:p>
          </table:table-cell>
          <table:table-cell office:value-type="float" office:value="0.156043275053215" calcext:value-type="float">
            <text:p>0.156043275053215</text:p>
          </table:table-cell>
          <table:table-cell office:value-type="float" office:value="0.83204134366925" calcext:value-type="float">
            <text:p>0.83204134366925</text:p>
          </table:table-cell>
          <table:table-cell office:value-type="float" office:value="0.652684306176416" calcext:value-type="float">
            <text:p>0.652684306176416</text:p>
          </table:table-cell>
          <table:table-cell office:value-type="float" office:value="0.645115784792505" calcext:value-type="float">
            <text:p>0.645115784792505</text:p>
          </table:table-cell>
          <table:table-cell table:style-name="ce8" office:value-type="float" office:value="0.670569024587844" calcext:value-type="float">
            <text:p>0.670569024587844</text:p>
          </table:table-cell>
          <table:table-cell office:value-type="float" office:value="0.692654728466591" calcext:value-type="float">
            <text:p>0.692654728466591</text:p>
          </table:table-cell>
          <table:table-cell office:value-type="float" office:value="0.71562002376497" calcext:value-type="float">
            <text:p>0.71562002376497</text:p>
          </table:table-cell>
          <table:table-cell office:value-type="float" office:value="0.642888324772721" calcext:value-type="float">
            <text:p>0.642888324772721</text:p>
          </table:table-cell>
          <table:table-cell office:value-type="float" office:value="0.699272917173532" calcext:value-type="float">
            <text:p>0.699272917173532</text:p>
          </table:table-cell>
          <table:table-cell office:value-type="float" office:value="0.630078386673845" calcext:value-type="float">
            <text:p>0.630078386673845</text:p>
          </table:table-cell>
          <table:table-cell office:value-type="float" office:value="0.686633927051115" calcext:value-type="float">
            <text:p>0.6866339270511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equence H (all data)</text:p>
          </table:table-cell>
          <table:table-cell office:value-type="float" office:value="0.788469576196232" calcext:value-type="float">
            <text:p>0.788469576196232</text:p>
          </table:table-cell>
          <table:table-cell office:value-type="float" office:value="0.0943429970816808" calcext:value-type="float">
            <text:p>0.094342997081681</text:p>
          </table:table-cell>
          <table:table-cell office:value-type="float" office:value="0.864130434782608" calcext:value-type="float">
            <text:p>0.864130434782608</text:p>
          </table:table-cell>
          <table:table-cell office:value-type="float" office:value="0.694550727488523" calcext:value-type="float">
            <text:p>0.694550727488523</text:p>
          </table:table-cell>
          <table:table-cell office:value-type="float" office:value="0.678313245095766" calcext:value-type="float">
            <text:p>0.678313245095766</text:p>
          </table:table-cell>
          <table:table-cell table:style-name="ce8" office:value-type="float" office:value="0.70656284430487" calcext:value-type="float">
            <text:p>0.70656284430487</text:p>
          </table:table-cell>
          <table:table-cell office:value-type="float" office:value="0.753151051390681" calcext:value-type="float">
            <text:p>0.753151051390681</text:p>
          </table:table-cell>
          <table:table-cell office:value-type="float" office:value="0.771141596011709" calcext:value-type="float">
            <text:p>0.771141596011709</text:p>
          </table:table-cell>
          <table:table-cell office:value-type="float" office:value="0.684868714039417" calcext:value-type="float">
            <text:p>0.684868714039417</text:p>
          </table:table-cell>
          <table:table-cell office:value-type="float" office:value="0.773540002503109" calcext:value-type="float">
            <text:p>0.773540002503109</text:p>
          </table:table-cell>
          <table:table-cell office:value-type="float" office:value="0.661869899428229" calcext:value-type="float">
            <text:p>0.661869899428229</text:p>
          </table:table-cell>
          <table:table-cell office:value-type="float" office:value="0.687855980943625" calcext:value-type="float">
            <text:p>0.68785598094362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equence M</text:p>
          </table:table-cell>
          <table:table-cell office:value-type="float" office:value="0.709075275539294" calcext:value-type="float">
            <text:p>0.709075275539294</text:p>
          </table:table-cell>
          <table:table-cell office:value-type="float" office:value="0.0851063829787234" calcext:value-type="float">
            <text:p>0.085106382978723</text:p>
          </table:table-cell>
          <table:table-cell office:value-type="float" office:value="0.815964523281596" calcext:value-type="float">
            <text:p>0.815964523281596</text:p>
          </table:table-cell>
          <table:table-cell office:value-type="float" office:value="0.603048159097658" calcext:value-type="float">
            <text:p>0.603048159097658</text:p>
          </table:table-cell>
          <table:table-cell office:value-type="float" office:value="0.654167702452168" calcext:value-type="float">
            <text:p>0.654167702452168</text:p>
          </table:table-cell>
          <table:table-cell table:style-name="ce8" office:value-type="float" office:value="0.69337154880256" calcext:value-type="float">
            <text:p>0.69337154880256</text:p>
          </table:table-cell>
          <table:table-cell office:value-type="float" office:value="0.547837461316874" calcext:value-type="float">
            <text:p>0.547837461316874</text:p>
          </table:table-cell>
          <table:table-cell office:value-type="float" office:value="0.575294217915693" calcext:value-type="float">
            <text:p>0.575294217915693</text:p>
          </table:table-cell>
          <table:table-cell office:value-type="float" office:value="0.65199824152934" calcext:value-type="float">
            <text:p>0.65199824152934</text:p>
          </table:table-cell>
          <table:table-cell office:value-type="float" office:value="0.692800993713033" calcext:value-type="float">
            <text:p>0.692800993713033</text:p>
          </table:table-cell>
          <table:table-cell office:value-type="float" office:value="0.55818923109225" calcext:value-type="float">
            <text:p>0.55818923109225</text:p>
          </table:table-cell>
          <table:table-cell office:value-type="float" office:value="0.593705443783206" calcext:value-type="float">
            <text:p>0.5937054437832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equence N (all data)</text:p>
          </table:table-cell>
          <table:table-cell office:value-type="float" office:value="0.723655614136292" calcext:value-type="float">
            <text:p>0.723655614136292</text:p>
          </table:table-cell>
          <table:table-cell office:value-type="float" office:value="0.186815397575645" calcext:value-type="float">
            <text:p>0.186815397575645</text:p>
          </table:table-cell>
          <table:table-cell table:formula="of:=MAX([.D9:.D23])" office:value-type="float" office:value="0.885630498533724" calcext:value-type="float">
            <text:p>0.885630498533724</text:p>
          </table:table-cell>
          <table:table-cell office:value-type="float" office:value="0.626370480569625" calcext:value-type="float">
            <text:p>0.626370480569625</text:p>
          </table:table-cell>
          <table:table-cell office:value-type="float" office:value="0.669697580614097" calcext:value-type="float">
            <text:p>0.669697580614097</text:p>
          </table:table-cell>
          <table:table-cell office:value-type="float" office:value="0.696160037129258" calcext:value-type="float">
            <text:p>0.696160037129258</text:p>
          </table:table-cell>
          <table:table-cell table:style-name="Default" office:value-type="float" office:value="0.587203507367574" calcext:value-type="float">
            <text:p>0.587203507367574</text:p>
          </table:table-cell>
          <table:table-cell table:style-name="Default" office:value-type="float" office:value="0.606315360495477" calcext:value-type="float">
            <text:p>0.606315360495477</text:p>
          </table:table-cell>
          <table:table-cell office:value-type="float" office:value="0.664782427219974" calcext:value-type="float">
            <text:p>0.664782427219974</text:p>
          </table:table-cell>
          <table:table-cell office:value-type="float" office:value="0.716291589015462" calcext:value-type="float">
            <text:p>0.716291589015462</text:p>
          </table:table-cell>
          <table:table-cell office:value-type="float" office:value="0.583798407076856" calcext:value-type="float">
            <text:p>0.583798407076856</text:p>
          </table:table-cell>
          <table:table-cell office:value-type="float" office:value="0.606241721614802" calcext:value-type="float">
            <text:p>0.606241721614802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Default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Max </text:p>
          </table:table-cell>
          <table:table-cell table:formula="of:=MAX([.B19:.B27])" office:value-type="float" office:value="0.788469576196232" calcext:value-type="float">
            <text:p>0.788469576196232</text:p>
          </table:table-cell>
          <table:table-cell table:formula="of:=STDEV([.C19:.C27])" office:value-type="float" office:value="0.0406854982877015" calcext:value-type="float">
            <text:p>0.040685498287702</text:p>
          </table:table-cell>
          <table:table-cell table:formula="of:=MAX([.D19:.D27])" office:value-type="float" office:value="0.864130434782608" calcext:value-type="float">
            <text:p>0.864130434782608</text:p>
          </table:table-cell>
          <table:table-cell table:formula="of:=MAX([.E19:.E27])" office:value-type="float" office:value="0.694550727488523" calcext:value-type="float">
            <text:p>0.694550727488523</text:p>
          </table:table-cell>
          <table:table-cell table:formula="of:=MAX([.F19:.F27])" office:value-type="float" office:value="0.678313245095766" calcext:value-type="float">
            <text:p>0.678313245095766</text:p>
          </table:table-cell>
          <table:table-cell table:formula="of:=MAX([.G19:.G27])" office:value-type="float" office:value="0.720465110397333" calcext:value-type="float">
            <text:p>0.720465110397333</text:p>
          </table:table-cell>
          <table:table-cell table:style-name="Default" table:formula="of:=MAX([.H19:.H27])" office:value-type="float" office:value="0.753151051390681" calcext:value-type="float">
            <text:p>0.753151051390681</text:p>
          </table:table-cell>
          <table:table-cell table:style-name="Default" table:formula="of:=MAX([.I19:.I27])" office:value-type="float" office:value="0.771141596011709" calcext:value-type="float">
            <text:p>0.771141596011709</text:p>
          </table:table-cell>
          <table:table-cell table:formula="of:=MAX([.J19:.J27])" office:value-type="float" office:value="0.729135219952162" calcext:value-type="float">
            <text:p>0.729135219952162</text:p>
          </table:table-cell>
          <table:table-cell table:formula="of:=MAX([.K19:.K27])" office:value-type="float" office:value="0.773540002503109" calcext:value-type="float">
            <text:p>0.773540002503109</text:p>
          </table:table-cell>
          <table:table-cell table:formula="of:=MAX([.L19:.L27])" office:value-type="float" office:value="0.736346625076031" calcext:value-type="float">
            <text:p>0.736346625076031</text:p>
          </table:table-cell>
          <table:table-cell table:formula="of:=MAX([.M19:.M27])" office:value-type="float" office:value="0.767160391869464" calcext:value-type="float">
            <text:p>0.767160391869464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Default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Average </text:p>
          </table:table-cell>
          <table:table-cell table:formula="of:=AVERAGE([.B19:.B27])" office:value-type="float" office:value="0.753184227460405" calcext:value-type="float">
            <text:p>0.753184227460405</text:p>
          </table:table-cell>
          <table:table-cell table:formula="of:=AVERAGE([.C19:.C27])" office:value-type="float" office:value="0.125871592284501" calcext:value-type="float">
            <text:p>0.125871592284501</text:p>
          </table:table-cell>
          <table:table-cell table:formula="of:=AVERAGE([.D19:.D27])" office:value-type="float" office:value="0.844920139096748" calcext:value-type="float">
            <text:p>0.844920139096748</text:p>
          </table:table-cell>
          <table:table-cell table:formula="of:=AVERAGE([.E19:.E27])" office:value-type="float" office:value="0.62255450786816" calcext:value-type="float">
            <text:p>0.62255450786816</text:p>
          </table:table-cell>
          <table:table-cell table:formula="of:=AVERAGE([.F19:.F27])" office:value-type="float" office:value="0.583976596169181" calcext:value-type="float">
            <text:p>0.583976596169181</text:p>
          </table:table-cell>
          <table:table-cell table:formula="of:=AVERAGE([.G19:.G27])" office:value-type="float" office:value="0.653896710966568" calcext:value-type="float">
            <text:p>0.653896710966568</text:p>
          </table:table-cell>
          <table:table-cell table:style-name="Default" table:formula="of:=AVERAGE([.H19:.H27])" office:value-type="float" office:value="0.622295360493761" calcext:value-type="float">
            <text:p>0.622295360493761</text:p>
          </table:table-cell>
          <table:table-cell table:style-name="Default" table:formula="of:=AVERAGE([.I19:.I27])" office:value-type="float" office:value="0.663655642962295" calcext:value-type="float">
            <text:p>0.663655642962295</text:p>
          </table:table-cell>
          <table:table-cell table:formula="of:=AVERAGE([.J19:.J27])" office:value-type="float" office:value="0.646439338900845" calcext:value-type="float">
            <text:p>0.646439338900845</text:p>
          </table:table-cell>
          <table:table-cell table:formula="of:=AVERAGE([.K19:.K27])" office:value-type="float" office:value="0.692268446688512" calcext:value-type="float">
            <text:p>0.692268446688512</text:p>
          </table:table-cell>
          <table:table-cell table:formula="of:=AVERAGE([.L19:.L27])" office:value-type="float" office:value="0.637506735908853" calcext:value-type="float">
            <text:p>0.637506735908853</text:p>
          </table:table-cell>
          <table:table-cell table:formula="of:=AVERAGE([.M19:.M27])" office:value-type="float" office:value="0.676840813115249" calcext:value-type="float">
            <text:p>0.676840813115249</text:p>
          </table:table-cell>
          <table:table-cell table:number-columns-repeated="1011"/>
        </table:table-row>
      </table:table>
      <table:table table:name="Site_Best_Rules" table:style-name="ta1">
        <table:table-column table:style-name="co10" table:number-columns-repeated="3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0" table:number-columns-repeated="2" table:default-cell-style-name="ce1"/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Site</text:p>
          </table:table-cell>
          <table:table-cell office:value-type="string" calcext:value-type="string">
            <text:p>F1 Score</text:p>
          </table:table-cell>
          <table:table-cell office:value-type="string" calcext:value-type="string">
            <text:p>Parameter</text:p>
          </table:table-cell>
          <table:table-cell office:value-type="string" calcext:value-type="string">
            <text:p>Lower Bound</text:p>
          </table:table-cell>
          <table:table-cell office:value-type="string" calcext:value-type="string">
            <text:p>Upper Bound</text:p>
          </table:table-cell>
          <table:table-cell office:value-type="string" calcext:value-type="string">
            <text:p>Seq Lower</text:p>
          </table:table-cell>
          <table:table-cell office:value-type="string" calcext:value-type="string">
            <text:p>Seq Upper</text:p>
          </table:table-cell>
        </table:table-row>
        <table:table-row table:style-name="ro1">
          <table:table-cell table:style-name="Default" office:value-type="string" calcext:value-type="string">
            <text:p>Sequence 2</text:p>
          </table:table-cell>
          <table:table-cell table:style-name="Default" office:value-type="string" calcext:value-type="string">
            <text:p>npp_c_cali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Air_TempC_Min</text:p>
          </table:table-cell>
          <table:table-cell table:style-name="Default" office:value-type="float" office:value="-11.19" calcext:value-type="float">
            <text:p>-11.19</text:p>
          </table:table-cell>
          <table:table-cell table:style-name="Default" office:value-type="float" office:value="0.0437664794477509" calcext:value-type="float">
            <text:p>0.043766479447751</text:p>
          </table:table-cell>
          <table:table-cell table:number-columns-repeated="2" table:style-name="Default" office:value-type="float" office:value="0" calcext:value-type="float">
            <text:p>0</text:p>
          </table:table-cell>
        </table:table-row>
      </table:table>
      <table:table table:name="Models to Run" table:style-name="ta1">
        <table:table-column table:style-name="co16" table:default-cell-style-name="ce10"/>
        <table:table-column table:style-name="co17" table:default-cell-style-name="ce10"/>
        <table:table-column table:style-name="co10" table:number-columns-repeated="3" table:default-cell-style-name="ce10"/>
        <table:table-column table:style-name="co18" table:default-cell-style-name="ce10"/>
        <table:table-column table:style-name="co19" table:default-cell-style-name="ce10"/>
        <table:table-row table:style-name="ro1">
          <table:table-cell table:style-name="ce9" office:value-type="string" calcext:value-type="string">
            <text:p>Non-Sequence Models </text:p>
          </table:table-cell>
          <table:table-cell table:number-columns-repeated="6"/>
        </table:table-row>
        <table:table-row table:style-name="ro1">
          <table:table-cell/>
          <table:table-cell table:style-name="ce9" office:value-type="string" calcext:value-type="string">
            <text:p>Population Size</text:p>
          </table:table-cell>
          <table:table-cell table:style-name="ce9" office:value-type="string" calcext:value-type="string">
            <text:p>Generations</text:p>
          </table:table-cell>
          <table:table-cell table:style-name="ce9" office:value-type="string" calcext:value-type="string">
            <text:p>Diversify </text:p>
          </table:table-cell>
          <table:table-cell table:style-name="ce9" office:value-type="string" calcext:value-type="string">
            <text:p>Reseed</text:p>
          </table:table-cell>
          <table:table-cell table:style-name="ce9" office:value-type="string" calcext:value-type="string">
            <text:p>Fitness Function Index</text:p>
          </table:table-cell>
          <table:table-cell table:style-name="ce9" office:value-type="string" calcext:value-type="string">
            <text:p>Range Penalty Index</text:p>
          </table:table-cell>
        </table:table-row>
        <table:table-row table:style-name="ro1">
          <table:table-cell table:style-name="ce4" office:value-type="string" calcext:value-type="string">
            <text:p>A/B</text:p>
          </table:table-cell>
          <table:table-cell table:style-name="ce5"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150" calcext:value-type="float">
            <text:p>150</text:p>
          </table:table-cell>
          <table:table-cell table:number-columns-repeated="2"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50" calcext:value-type="float">
            <text:p>150</text:p>
          </table:table-cell>
          <table:table-cell table:number-columns-repeated="2"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C/D</text:p>
          </table:table-cell>
          <table:table-cell table:style-name="ce5"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00" calcext:value-type="float">
            <text:p>300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E/F</text:p>
          </table:table-cell>
          <table:table-cell table:style-name="ce5"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50" calcext:value-type="float">
            <text:p>150</text:p>
          </table:table-cell>
          <table:table-cell table:number-columns-repeated="2"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150" calcext:value-type="float">
            <text:p>150</text:p>
          </table:table-cell>
          <table:table-cell table:number-columns-repeated="2" office:value-type="string" calcext:value-type="string">
            <text:p>T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G/H</text:p>
          </table:table-cell>
          <table:table-cell table:style-name="ce5"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50" calcext:value-type="float">
            <text:p>150</text:p>
          </table:table-cell>
          <table:table-cell table:number-columns-repeated="2"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150" calcext:value-type="float">
            <text:p>150</text:p>
          </table:table-cell>
          <table:table-cell table:number-columns-repeated="2"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M/N</text:p>
          </table:table-cell>
          <table:table-cell table:style-name="ce5"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00" calcext:value-type="float">
            <text:p>300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</table:table>
      <table:table table:name="Models to Run_Sequence" table:style-name="ta1">
        <table:table-column table:style-name="co8" table:default-cell-style-name="ce10"/>
        <table:table-column table:style-name="co17" table:default-cell-style-name="ce10"/>
        <table:table-column table:style-name="co10" table:number-columns-repeated="3" table:default-cell-style-name="ce10"/>
        <table:table-column table:style-name="co18" table:default-cell-style-name="ce10"/>
        <table:table-column table:style-name="co19" table:default-cell-style-name="ce10"/>
        <table:table-column table:style-name="co20" table:default-cell-style-name="ce10"/>
        <table:table-column table:style-name="co10" table:default-cell-style-name="Default"/>
        <table:table-row table:style-name="ro1">
          <table:table-cell table:style-name="ce9" office:value-type="string" calcext:value-type="string">
            <text:p>Sequence Models </text:p>
          </table:table-cell>
          <table:table-cell table:number-columns-repeated="8"/>
        </table:table-row>
        <table:table-row table:style-name="ro1">
          <table:table-cell/>
          <table:table-cell table:style-name="ce9" office:value-type="string" calcext:value-type="string">
            <text:p>Population Size</text:p>
          </table:table-cell>
          <table:table-cell table:style-name="ce9" office:value-type="string" calcext:value-type="string">
            <text:p>Generations</text:p>
          </table:table-cell>
          <table:table-cell table:style-name="ce9" office:value-type="string" calcext:value-type="string">
            <text:p>Diversify </text:p>
          </table:table-cell>
          <table:table-cell table:style-name="ce9" office:value-type="string" calcext:value-type="string">
            <text:p>Reseed</text:p>
          </table:table-cell>
          <table:table-cell table:style-name="ce9" office:value-type="string" calcext:value-type="string">
            <text:p>Fitness Function Index</text:p>
          </table:table-cell>
          <table:table-cell table:style-name="ce9" office:value-type="string" calcext:value-type="string">
            <text:p>Range Penalty Index</text:p>
          </table:table-cell>
          <table:table-cell table:style-name="ce9" office:value-type="string" calcext:value-type="string">
            <text:p>Sequence Penalty Index </text:p>
          </table:table-cell>
          <table:table-cell table:style-name="ce1"/>
        </table:table-row>
        <table:table-row table:style-name="ro1">
          <table:table-cell table:style-name="ce5" office:value-type="string" calcext:value-type="string">
            <text:p>A/B</text:p>
          </table:table-cell>
          <table:table-cell table:style-name="ce5" table:number-columns-repeated="7"/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150" calcext:value-type="float">
            <text:p>150</text:p>
          </table:table-cell>
          <table:table-cell table:number-columns-repeated="2"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50" calcext:value-type="float">
            <text:p>150</text:p>
          </table:table-cell>
          <table:table-cell table:number-columns-repeated="2"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150" calcext:value-type="float">
            <text:p>150</text:p>
          </table:table-cell>
          <table:table-cell table:number-columns-repeated="2"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150" calcext:value-type="float">
            <text:p>150</text:p>
          </table:table-cell>
          <table:table-cell table:number-columns-repeated="2"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5" office:value-type="string" calcext:value-type="string">
            <text:p>C/D</text:p>
          </table:table-cell>
          <table:table-cell table:style-name="ce5" table:number-columns-repeated="7"/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00" calcext:value-type="float">
            <text:p>300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5" office:value-type="string" calcext:value-type="string">
            <text:p>E/F</text:p>
          </table:table-cell>
          <table:table-cell table:style-name="ce5" table:number-columns-repeated="7"/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50" calcext:value-type="float">
            <text:p>150</text:p>
          </table:table-cell>
          <table:table-cell table:number-columns-repeated="2"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150" calcext:value-type="float">
            <text:p>150</text:p>
          </table:table-cell>
          <table:table-cell table:number-columns-repeated="2" office:value-type="string" calcext:value-type="string">
            <text:p>T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5" office:value-type="string" calcext:value-type="string">
            <text:p>G/H</text:p>
          </table:table-cell>
          <table:table-cell table:style-name="ce5" table:number-columns-repeated="7"/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50" calcext:value-type="float">
            <text:p>150</text:p>
          </table:table-cell>
          <table:table-cell table:number-columns-repeated="2"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150" calcext:value-type="float">
            <text:p>150</text:p>
          </table:table-cell>
          <table:table-cell table:number-columns-repeated="2"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5" office:value-type="string" calcext:value-type="string">
            <text:p>M/N</text:p>
          </table:table-cell>
          <table:table-cell table:style-name="ce5" table:number-columns-repeated="7"/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00" calcext:value-type="float">
            <text:p>300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</table:table-row>
      </table:table>
      <table:table table:name="Slate Letters_Data" table:style-name="ta1">
        <table:table-column table:style-name="co10" table:number-columns-repeated="2" table:default-cell-style-name="ce10"/>
        <table:table-row table:style-name="ro1">
          <table:table-cell table:style-name="Default" table:number-columns-repeated="2"/>
        </table:table-row>
        <table:table-row table:style-name="ro1">
          <table:table-cell table:style-name="ce9" office:value-type="string" calcext:value-type="string">
            <text:p>Slate Letter</text:p>
          </table:table-cell>
          <table:table-cell table:style-name="ce9" office:value-type="string" calcext:value-type="string">
            <text:p>Data Usage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Specific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pecific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Specific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Specific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Specific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ll</text:p>
          </table:table-cell>
        </table:table-row>
      </table:table>
      <table:table table:name="Slates_Vital" table:style-name="ta1">
        <table:table-column table:style-name="co10" table:default-cell-style-name="ce10"/>
        <table:table-column table:style-name="co21" table:default-cell-style-name="ce10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row table:style-name="ro1">
          <table:table-cell/>
          <table:table-cell table:style-name="ce9" office:value-type="string" calcext:value-type="string">
            <text:p>Prediction Task </text:p>
          </table:table-cell>
          <table:table-cell office:value-type="string" calcext:value-type="string">
            <text:p>Fitness Function Index </text:p>
          </table:table-cell>
          <table:table-cell office:value-type="string" calcext:value-type="string">
            <text:p>Sequence Penalty Index </text:p>
          </table:table-cell>
          <table:table-cell/>
        </table:table-row>
        <table:table-row table:style-name="ro1">
          <table:table-cell table:style-name="ce9" office:value-type="string" calcext:value-type="string">
            <text:p>A</text:p>
          </table:table-cell>
          <table:table-cell office:value-type="string" calcext:value-type="string">
            <text:p>gluc_risk</text:p>
          </table:table-cell>
          <table:table-cell table:number-columns-repeated="3"/>
        </table:table-row>
        <table:table-row table:style-name="ro1">
          <table:table-cell table:style-name="ce9" office:value-type="string" calcext:value-type="string">
            <text:p>B</text:p>
          </table:table-cell>
          <table:table-cell office:value-type="string" calcext:value-type="string">
            <text:p>emop</text:p>
          </table:table-cell>
          <table:table-cell table:number-columns-repeated="3"/>
        </table:table-row>
        <table:table-row table:style-name="ro1">
          <table:table-cell table:style-name="ce9" office:value-type="string" calcext:value-type="string">
            <text:p>C</text:p>
          </table:table-cell>
          <table:table-cell office:value-type="string" calcext:value-type="string">
            <text:p>dis_mortality_risk</text:p>
          </table:table-cell>
          <table:table-cell table:number-columns-repeated="3"/>
        </table:table-row>
        <table:table-row table:style-name="ro1">
          <table:table-cell table:style-name="ce9" office:value-type="string" calcext:value-type="string">
            <text:p>D</text:p>
          </table:table-cell>
          <table:table-cell office:value-type="string" calcext:value-type="string">
            <text:p>gluc_risk</text:p>
          </table:table-cell>
          <table:table-cell table:number-columns-repeated="3"/>
        </table:table-row>
        <table:table-row table:style-name="ro1">
          <table:table-cell table:style-name="ce9" office:value-type="string" calcext:value-type="string">
            <text:p>E</text:p>
          </table:table-cell>
          <table:table-cell office:value-type="string" calcext:value-type="string">
            <text:p>emop</text:p>
          </table:table-cell>
          <table:table-cell table:number-columns-repeated="3"/>
        </table:table-row>
        <table:table-row table:style-name="ro1">
          <table:table-cell table:style-name="ce9" office:value-type="string" calcext:value-type="string">
            <text:p>F</text:p>
          </table:table-cell>
          <table:table-cell office:value-type="string" calcext:value-type="string">
            <text:p>dis_mortality_risk</text:p>
          </table:table-cell>
          <table:table-cell table:number-columns-repeated="3"/>
        </table:table-row>
        <table:table-row table:style-name="ro1" table:number-rows-repeated="4"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ce9" office:value-type="string" calcext:value-type="string">
            <text:p>Population Size</text:p>
          </table:table-cell>
          <table:table-cell table:style-name="ce9" office:value-type="string" calcext:value-type="string">
            <text:p>Generations</text:p>
          </table:table-cell>
          <table:table-cell table:style-name="ce9" office:value-type="string" calcext:value-type="string">
            <text:p>Fitness Function Index </text:p>
          </table:table-cell>
          <table:table-cell table:style-name="ce9" office:value-type="string" calcext:value-type="string">
            <text:p>Sequence Penalty Index </text:p>
          </table:table-cell>
        </table:table-row>
        <table:table-row table:style-name="ro1">
          <table:table-cell table:style-name="ce4" office:value-type="string" calcext:value-type="string">
            <text:p>A/B/C</text:p>
          </table:table-cell>
          <table:table-cell table:style-name="ce5"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table:style-name="ce10" office:value-type="float" office:value="150" calcext:value-type="float">
            <text:p>150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table:style-name="ce10" office:value-type="float" office:value="150" calcext:value-type="float">
            <text:p>150</text:p>
          </table:table-cell>
          <table:table-cell table:number-columns-repeated="2" table:style-name="ce10"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0" calcext:value-type="float">
            <text:p>150</text:p>
          </table:table-cell>
          <table:table-cell table:style-name="ce10" office:value-type="float" office:value="150" calcext:value-type="float">
            <text:p>150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0" calcext:value-type="float">
            <text:p>150</text:p>
          </table:table-cell>
          <table:table-cell table:style-name="ce10" office:value-type="float" office:value="150" calcext:value-type="float">
            <text:p>150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3" calcext:value-type="float">
            <text:p>3</text:p>
          </table:table-cell>
        </table:table-row>
        <table:table-row table:style-name="ro1">
          <table:table-cell table:style-name="ce4" office:value-type="string" calcext:value-type="string">
            <text:p>D/E/F</text:p>
          </table:table-cell>
          <table:table-cell table:style-name="ce5"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table:style-name="ce10" office:value-type="float" office:value="150" calcext:value-type="float">
            <text:p>150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table:style-name="ce10" office:value-type="float" office:value="150" calcext:value-type="float">
            <text:p>150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0" calcext:value-type="float">
            <text:p>200</text:p>
          </table:table-cell>
          <table:table-cell table:style-name="ce10" office:value-type="float" office:value="200" calcext:value-type="float">
            <text:p>200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table:style-name="ce10" office:value-type="float" office:value="200" calcext:value-type="float">
            <text:p>200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3" calcext:value-type="float">
            <text:p>3</text:p>
          </table:table-cell>
        </table:table-row>
      </table:table>
      <table:table table:name="Rules_Vital" table:style-name="ta1">
        <table:table-column table:style-name="co10" table:default-cell-style-name="Default"/>
        <table:table-row table:style-name="ro1">
          <table:table-cell/>
        </table:table-row>
      </table:table>
      <table:table table:name="Rules_Overall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0" table:number-columns-repeated="1011" table:default-cell-style-name="Default"/>
        <table:table-row table:style-name="ro1">
          <table:table-cell table:style-name="ce1" office:value-type="string" calcext:value-type="string">
            <text:p>Rules </text:p>
          </table:table-cell>
          <table:table-cell table:style-name="ce1" office:value-type="string" calcext:value-type="string">
            <text:p>Mean Best F1 Score</text:p>
          </table:table-cell>
          <table:table-cell table:style-name="ce1" office:value-type="string" calcext:value-type="string">
            <text:p>Stdev Best F1</text:p>
          </table:table-cell>
          <table:table-cell table:style-name="ce1" office:value-type="string" calcext:value-type="string">
            <text:p>Single Rule Best F1</text:p>
          </table:table-cell>
          <table:table-cell table:style-name="ce1" office:value-type="string" calcext:value-type="string">
            <text:p>Overall Mean F1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Run – Non Sequence </text:p>
          </table:table-cell>
          <table:table-cell table:style-name="ce5" table:number-columns-repeated="4"/>
          <table:table-cell table:number-columns-repeated="2"/>
          <table:table-cell table:style-name="ce5" table:number-columns-repeated="1009"/>
        </table:table-row>
        <table:table-row table:style-name="ro1">
          <table:table-cell office:value-type="string" calcext:value-type="string">
            <text:p>Initial A</text:p>
          </table:table-cell>
          <table:table-cell office:value-type="float" office:value="0.790989560945878" calcext:value-type="float">
            <text:p>0.790989560945878</text:p>
          </table:table-cell>
          <table:table-cell office:value-type="float" office:value="0.0585914158779938" calcext:value-type="float">
            <text:p>0.058591415877994</text:p>
          </table:table-cell>
          <table:table-cell office:value-type="float" office:value="0.872340425531915" calcext:value-type="float">
            <text:p>0.872340425531915</text:p>
          </table:table-cell>
          <table:table-cell office:value-type="float" office:value="0.486473551515412" calcext:value-type="float">
            <text:p>0.4864735515154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itial B (all data)</text:p>
          </table:table-cell>
          <table:table-cell office:value-type="float" office:value="0.796956150176173" calcext:value-type="float">
            <text:p>0.796956150176173</text:p>
          </table:table-cell>
          <table:table-cell office:value-type="float" office:value="0.112893460920961" calcext:value-type="float">
            <text:p>0.112893460920961</text:p>
          </table:table-cell>
          <table:table-cell office:value-type="float" office:value="0.871345029239766" calcext:value-type="float">
            <text:p>0.871345029239766</text:p>
          </table:table-cell>
          <table:table-cell office:value-type="float" office:value="0.561627655414036" calcext:value-type="float">
            <text:p>0.56162765541403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itial C</text:p>
          </table:table-cell>
          <table:table-cell office:value-type="float" office:value="0.575936525285212" calcext:value-type="float">
            <text:p>0.575936525285212</text:p>
          </table:table-cell>
          <table:table-cell office:value-type="float" office:value="0.113464766730797" calcext:value-type="float">
            <text:p>0.113464766730797</text:p>
          </table:table-cell>
          <table:table-cell office:value-type="float" office:value="0.666666666666667" calcext:value-type="float">
            <text:p>0.666666666666667</text:p>
          </table:table-cell>
          <table:table-cell office:value-type="float" office:value="0.441983197778071" calcext:value-type="float">
            <text:p>0.44198319777807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itial D (All data)</text:p>
          </table:table-cell>
          <table:table-cell office:value-type="float" office:value="0.592760738425635" calcext:value-type="float">
            <text:p>0.592760738425635</text:p>
          </table:table-cell>
          <table:table-cell office:value-type="float" office:value="0.148834474305973" calcext:value-type="float">
            <text:p>0.148834474305973</text:p>
          </table:table-cell>
          <table:table-cell office:value-type="float" office:value="0.724137931034483" calcext:value-type="float">
            <text:p>0.724137931034483</text:p>
          </table:table-cell>
          <table:table-cell office:value-type="float" office:value="0.485378761818852" calcext:value-type="float">
            <text:p>0.48537876181885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itial E</text:p>
          </table:table-cell>
          <table:table-cell office:value-type="float" office:value="0.795286794988177" calcext:value-type="float">
            <text:p>0.795286794988177</text:p>
          </table:table-cell>
          <table:table-cell office:value-type="float" office:value="0.0721640034688013" calcext:value-type="float">
            <text:p>0.072164003468801</text:p>
          </table:table-cell>
          <table:table-cell office:value-type="float" office:value="0.872340425531915" calcext:value-type="float">
            <text:p>0.872340425531915</text:p>
          </table:table-cell>
          <table:table-cell office:value-type="float" office:value="0.575241761195049" calcext:value-type="float">
            <text:p>0.57524176119504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itial F (All data) </text:p>
          </table:table-cell>
          <table:table-cell office:value-type="float" office:value="0.809735050840448" calcext:value-type="float">
            <text:p>0.809735050840448</text:p>
          </table:table-cell>
          <table:table-cell office:value-type="float" office:value="0.0963124981646263" calcext:value-type="float">
            <text:p>0.096312498164626</text:p>
          </table:table-cell>
          <table:table-cell office:value-type="float" office:value="0.885630498533724" calcext:value-type="float">
            <text:p>0.885630498533724</text:p>
          </table:table-cell>
          <table:table-cell office:value-type="float" office:value="0.621520065460567" calcext:value-type="float">
            <text:p>0.6215200654605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itial G</text:p>
          </table:table-cell>
          <table:table-cell office:value-type="float" office:value="0.797019831011562" calcext:value-type="float">
            <text:p>0.797019831011562</text:p>
          </table:table-cell>
          <table:table-cell office:value-type="float" office:value="0.0538550751856914" calcext:value-type="float">
            <text:p>0.053855075185691</text:p>
          </table:table-cell>
          <table:table-cell office:value-type="float" office:value="0.872340425531915" calcext:value-type="float">
            <text:p>0.872340425531915</text:p>
          </table:table-cell>
          <table:table-cell office:value-type="float" office:value="0.626695254172248" calcext:value-type="float">
            <text:p>0.6266952541722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itial H (all data)</text:p>
          </table:table-cell>
          <table:table-cell office:value-type="float" office:value="0.803216254207352" calcext:value-type="float">
            <text:p>0.803216254207352</text:p>
          </table:table-cell>
          <table:table-cell office:value-type="float" office:value="0.0835435328908633" calcext:value-type="float">
            <text:p>0.083543532890863</text:p>
          </table:table-cell>
          <table:table-cell office:value-type="float" office:value="0.869333333333333" calcext:value-type="float">
            <text:p>0.869333333333333</text:p>
          </table:table-cell>
          <table:table-cell office:value-type="float" office:value="0.656313171850748" calcext:value-type="float">
            <text:p>0.6563131718507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itial M</text:p>
          </table:table-cell>
          <table:table-cell office:value-type="float" office:value="0.581700068723262" calcext:value-type="float">
            <text:p>0.581700068723262</text:p>
          </table:table-cell>
          <table:table-cell table:number-columns-repeated="2" office:value-type="float" office:value="0.0654921370860322" calcext:value-type="float">
            <text:p>0.065492137086032</text:p>
          </table:table-cell>
          <table:table-cell office:value-type="float" office:value="0.443841908930078" calcext:value-type="float">
            <text:p>0.44384190893007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itial N (all data) </text:p>
          </table:table-cell>
          <table:table-cell office:value-type="float" office:value="0.625883448220848" calcext:value-type="float">
            <text:p>0.625883448220848</text:p>
          </table:table-cell>
          <table:table-cell office:value-type="float" office:value="0.125773072734096" calcext:value-type="float">
            <text:p>0.125773072734096</text:p>
          </table:table-cell>
          <table:table-cell office:value-type="float" office:value="0.747252747252747" calcext:value-type="float">
            <text:p>0.747252747252747</text:p>
          </table:table-cell>
          <table:table-cell office:value-type="float" office:value="0.490912187684404" calcext:value-type="float">
            <text:p>0.490912187684404</text:p>
          </table:table-cell>
          <table:table-cell table:number-columns-repeated="1011"/>
        </table:table-row>
        <table:table-row table:style-name="ro1">
          <table:table-cell table:number-columns-repeated="1016"/>
        </table:table-row>
        <table:table-row table:style-name="ro1">
          <table:table-cell office:value-type="string" calcext:value-type="string">
            <text:p>Max </text:p>
          </table:table-cell>
          <table:table-cell table:formula="of:=MAX([.B3:.B12])" office:value-type="float" office:value="0.809735050840448" calcext:value-type="float">
            <text:p>0.809735050840448</text:p>
          </table:table-cell>
          <table:table-cell table:formula="of:=MAX([.C3:.C12])" office:value-type="float" office:value="0.148834474305973" calcext:value-type="float">
            <text:p>0.148834474305973</text:p>
          </table:table-cell>
          <table:table-cell table:formula="of:=MAX([.D3:.D12])" office:value-type="float" office:value="0.885630498533724" calcext:value-type="float">
            <text:p>0.885630498533724</text:p>
          </table:table-cell>
          <table:table-cell table:formula="of:=MAX([.E3:.E12])" office:value-type="float" office:value="0.656313171850748" calcext:value-type="float">
            <text:p>0.6563131718507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verage </text:p>
          </table:table-cell>
          <table:table-cell table:formula="of:=AVERAGE([.B3:.B12])" office:value-type="float" office:value="0.716948442282455" calcext:value-type="float">
            <text:p>0.716948442282455</text:p>
          </table:table-cell>
          <table:table-cell table:formula="of:=AVERAGE([.C3:.C12])" office:value-type="float" office:value="0.0930924437365835" calcext:value-type="float">
            <text:p>0.093092443736584</text:p>
          </table:table-cell>
          <table:table-cell table:formula="of:=AVERAGE([.D3:.D12])" office:value-type="float" office:value="0.74468796197425" calcext:value-type="float">
            <text:p>0.74468796197425</text:p>
          </table:table-cell>
          <table:table-cell table:formula="of:=AVERAGE([.E3:.E12])" office:value-type="float" office:value="0.538998751581947" calcext:value-type="float">
            <text:p>0.538998751581947</text:p>
          </table:table-cell>
          <table:table-cell table:number-columns-repeated="1011"/>
        </table:table-row>
        <table:table-row table:style-name="ro1">
          <table:table-cell table:number-columns-repeated="1016"/>
        </table:table-row>
        <table:table-row table:style-name="ro1">
          <table:table-cell table:style-name="ce1" office:value-type="string" calcext:value-type="string">
            <text:p>Rules </text:p>
          </table:table-cell>
          <table:table-cell table:style-name="ce1" office:value-type="string" calcext:value-type="string">
            <text:p>Mean Best F1 Score</text:p>
          </table:table-cell>
          <table:table-cell table:style-name="ce1" office:value-type="string" calcext:value-type="string">
            <text:p>Stdev Best F1</text:p>
          </table:table-cell>
          <table:table-cell table:style-name="ce1" office:value-type="string" calcext:value-type="string">
            <text:p>Single Rule Best F1</text:p>
          </table:table-cell>
          <table:table-cell table:style-name="ce1" office:value-type="string" calcext:value-type="string">
            <text:p>Overall Mean F1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Run – Sequence</text:p>
          </table:table-cell>
          <table:table-cell table:style-name="ce5" table:number-columns-repeated="4"/>
          <table:table-cell table:number-columns-repeated="1011"/>
        </table:table-row>
        <table:table-row table:style-name="ro1">
          <table:table-cell office:value-type="string" calcext:value-type="string">
            <text:p>Sequence A</text:p>
          </table:table-cell>
          <table:table-cell office:value-type="float" office:value="0.769537349895573" calcext:value-type="float">
            <text:p>0.769537349895573</text:p>
          </table:table-cell>
          <table:table-cell office:value-type="float" office:value="0.0757598290511416" calcext:value-type="float">
            <text:p>0.075759829051142</text:p>
          </table:table-cell>
          <table:table-cell office:value-type="float" office:value="0.845303867403315" calcext:value-type="float">
            <text:p>0.845303867403315</text:p>
          </table:table-cell>
          <table:table-cell office:value-type="float" office:value="0.536952833518432" calcext:value-type="float">
            <text:p>0.53695283351843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equence B (all data)</text:p>
          </table:table-cell>
          <table:table-cell office:value-type="float" office:value="0.783082756569219" calcext:value-type="float">
            <text:p>0.783082756569219</text:p>
          </table:table-cell>
          <table:table-cell office:value-type="float" office:value="0.131517286516607" calcext:value-type="float">
            <text:p>0.131517286516607</text:p>
          </table:table-cell>
          <table:table-cell office:value-type="float" office:value="0.860606060606061" calcext:value-type="float">
            <text:p>0.860606060606061</text:p>
          </table:table-cell>
          <table:table-cell office:value-type="float" office:value="0.593909342043299" calcext:value-type="float">
            <text:p>0.5939093420432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equence C </text:p>
          </table:table-cell>
          <table:table-cell office:value-type="float" office:value="0.713013964247515" calcext:value-type="float">
            <text:p>0.713013964247515</text:p>
          </table:table-cell>
          <table:table-cell office:value-type="float" office:value="0.185998558734508" calcext:value-type="float">
            <text:p>0.185998558734508</text:p>
          </table:table-cell>
          <table:table-cell office:value-type="float" office:value="0.8328611898017" calcext:value-type="float">
            <text:p>0.8328611898017</text:p>
          </table:table-cell>
          <table:table-cell office:value-type="float" office:value="0.615129701323867" calcext:value-type="float">
            <text:p>0.6151297013238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equence D (all data) </text:p>
          </table:table-cell>
          <table:table-cell office:value-type="float" office:value="0.731223786963538" calcext:value-type="float">
            <text:p>0.731223786963538</text:p>
          </table:table-cell>
          <table:table-cell office:value-type="float" office:value="0.170984505242342" calcext:value-type="float">
            <text:p>0.170984505242342</text:p>
          </table:table-cell>
          <table:table-cell office:value-type="float" office:value="0.83987915407855" calcext:value-type="float">
            <text:p>0.83987915407855</text:p>
          </table:table-cell>
          <table:table-cell office:value-type="float" office:value="0.618671845322913" calcext:value-type="float">
            <text:p>0.61867184532291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equence E</text:p>
          </table:table-cell>
          <table:table-cell office:value-type="float" office:value="0.771555048505584" calcext:value-type="float">
            <text:p>0.771555048505584</text:p>
          </table:table-cell>
          <table:table-cell office:value-type="float" office:value="0.0909639117363154" calcext:value-type="float">
            <text:p>0.090963911736315</text:p>
          </table:table-cell>
          <table:table-cell office:value-type="float" office:value="0.85558583106267" calcext:value-type="float">
            <text:p>0.85558583106267</text:p>
          </table:table-cell>
          <table:table-cell office:value-type="float" office:value="0.629980466922324" calcext:value-type="float">
            <text:p>0.62998046692232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equence F (all data)</text:p>
          </table:table-cell>
          <table:table-cell office:value-type="float" office:value="0.778147743173515" calcext:value-type="float">
            <text:p>0.778147743173515</text:p>
          </table:table-cell>
          <table:table-cell office:value-type="float" office:value="0.142127584165974" calcext:value-type="float">
            <text:p>0.142127584165974</text:p>
          </table:table-cell>
          <table:table-cell office:value-type="float" office:value="0.857908847184987" calcext:value-type="float">
            <text:p>0.857908847184987</text:p>
          </table:table-cell>
          <table:table-cell office:value-type="float" office:value="0.658063188920009" calcext:value-type="float">
            <text:p>0.65806318892000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equence G</text:p>
          </table:table-cell>
          <table:table-cell office:value-type="float" office:value="0.734552546053173" calcext:value-type="float">
            <text:p>0.734552546053173</text:p>
          </table:table-cell>
          <table:table-cell office:value-type="float" office:value="0.156043275053215" calcext:value-type="float">
            <text:p>0.156043275053215</text:p>
          </table:table-cell>
          <table:table-cell office:value-type="float" office:value="0.83204134366925" calcext:value-type="float">
            <text:p>0.83204134366925</text:p>
          </table:table-cell>
          <table:table-cell office:value-type="float" office:value="0.652684306176416" calcext:value-type="float">
            <text:p>0.6526843061764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equence H (all data)</text:p>
          </table:table-cell>
          <table:table-cell office:value-type="float" office:value="0.788469576196232" calcext:value-type="float">
            <text:p>0.788469576196232</text:p>
          </table:table-cell>
          <table:table-cell office:value-type="float" office:value="0.0943429970816808" calcext:value-type="float">
            <text:p>0.094342997081681</text:p>
          </table:table-cell>
          <table:table-cell office:value-type="float" office:value="0.864130434782608" calcext:value-type="float">
            <text:p>0.864130434782608</text:p>
          </table:table-cell>
          <table:table-cell office:value-type="float" office:value="0.694550727488523" calcext:value-type="float">
            <text:p>0.69455072748852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equence M</text:p>
          </table:table-cell>
          <table:table-cell office:value-type="float" office:value="0.709075275539294" calcext:value-type="float">
            <text:p>0.709075275539294</text:p>
          </table:table-cell>
          <table:table-cell office:value-type="float" office:value="0.0851063829787234" calcext:value-type="float">
            <text:p>0.085106382978723</text:p>
          </table:table-cell>
          <table:table-cell office:value-type="float" office:value="0.815964523281596" calcext:value-type="float">
            <text:p>0.815964523281596</text:p>
          </table:table-cell>
          <table:table-cell office:value-type="float" office:value="0.603048159097658" calcext:value-type="float">
            <text:p>0.60304815909765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equence N (all data)</text:p>
          </table:table-cell>
          <table:table-cell table:number-columns-repeated="1015"/>
        </table:table-row>
        <table:table-row table:style-name="ro1">
          <table:table-cell table:number-columns-repeated="1016"/>
        </table:table-row>
        <table:table-row table:style-name="ro1">
          <table:table-cell office:value-type="string" calcext:value-type="string">
            <text:p>Max </text:p>
          </table:table-cell>
          <table:table-cell table:formula="of:=MAX([.B19:.B27])" office:value-type="float" office:value="0.788469576196232" calcext:value-type="float">
            <text:p>0.788469576196232</text:p>
          </table:table-cell>
          <table:table-cell table:formula="of:=STDEV([.C19:.C27])" office:value-type="float" office:value="0.0406854982877015" calcext:value-type="float">
            <text:p>0.040685498287702</text:p>
          </table:table-cell>
          <table:table-cell table:formula="of:=MAX([.D19:.D27])" office:value-type="float" office:value="0.864130434782608" calcext:value-type="float">
            <text:p>0.864130434782608</text:p>
          </table:table-cell>
          <table:table-cell table:formula="of:=MAX([.E19:.E27])" office:value-type="float" office:value="0.694550727488523" calcext:value-type="float">
            <text:p>0.694550727488523</text:p>
          </table:table-cell>
          <table:table-cell table:number-columns-repeated="1011"/>
        </table:table-row>
        <table:table-row table:style-name="ro1">
          <table:table-cell table:number-columns-repeated="1016"/>
        </table:table-row>
        <table:table-row table:style-name="ro1">
          <table:table-cell office:value-type="string" calcext:value-type="string">
            <text:p>Average </text:p>
          </table:table-cell>
          <table:table-cell table:formula="of:=AVERAGE([.B19:.B27])" office:value-type="float" office:value="0.753184227460405" calcext:value-type="float">
            <text:p>0.753184227460405</text:p>
          </table:table-cell>
          <table:table-cell table:formula="of:=AVERAGE([.C19:.C27])" office:value-type="float" office:value="0.125871592284501" calcext:value-type="float">
            <text:p>0.125871592284501</text:p>
          </table:table-cell>
          <table:table-cell table:formula="of:=AVERAGE([.D19:.D27])" office:value-type="float" office:value="0.844920139096748" calcext:value-type="float">
            <text:p>0.844920139096748</text:p>
          </table:table-cell>
          <table:table-cell table:formula="of:=AVERAGE([.E19:.E27])" office:value-type="float" office:value="0.62255450786816" calcext:value-type="float">
            <text:p>0.62255450786816</text:p>
          </table:table-cell>
          <table:table-cell table:number-columns-repeated="1011"/>
        </table:table-row>
      </table:table>
      <table:table table:name="Rules_Param_Avg" table:style-name="ta1">
        <table:table-column table:style-name="co1" table:default-cell-style-name="ce10"/>
        <table:table-column table:style-name="co6" table:default-cell-style-name="ce10"/>
        <table:table-column table:style-name="co8" table:default-cell-style-name="ce15"/>
        <table:table-column table:style-name="co8" table:number-columns-repeated="2" table:default-cell-style-name="ce10"/>
        <table:table-column table:style-name="co10" table:number-columns-repeated="1011" table:default-cell-style-name="Default"/>
        <table:table-row table:style-name="ro1">
          <table:table-cell table:style-name="ce1" office:value-type="string" calcext:value-type="string">
            <text:p>Rules </text:p>
          </table:table-cell>
          <table:table-cell table:style-name="ce1" office:value-type="string" calcext:value-type="string">
            <text:p>Param 1 mean F1</text:p>
          </table:table-cell>
          <table:table-cell table:style-name="ce1" office:value-type="string" calcext:value-type="string">
            <text:p>Param 2 Mean F1</text:p>
          </table:table-cell>
          <table:table-cell table:style-name="ce1" office:value-type="string" calcext:value-type="string">
            <text:p>Param 3 Mean F1</text:p>
          </table:table-cell>
          <table:table-cell table:style-name="ce1" office:value-type="string" calcext:value-type="string">
            <text:p>Param 4 Mean F1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Run – Non Sequence </text:p>
          </table:table-cell>
          <table:table-cell table:style-name="ce4" office:value-type="string" calcext:value-type="string">
            <text:p>Param 1 mean F1</text:p>
          </table:table-cell>
          <table:table-cell table:style-name="ce4" office:value-type="string" calcext:value-type="string">
            <text:p>Param 2 Mean F1</text:p>
          </table:table-cell>
          <table:table-cell table:style-name="ce4" office:value-type="string" calcext:value-type="string">
            <text:p>Param 3 Mean F1</text:p>
          </table:table-cell>
          <table:table-cell table:style-name="ce4" office:value-type="string" calcext:value-type="string">
            <text:p>Param 4 Mean F1</text:p>
          </table:table-cell>
          <table:table-cell table:number-columns-repeated="2"/>
          <table:table-cell table:style-name="ce5" table:number-columns-repeated="1009"/>
        </table:table-row>
        <table:table-row table:style-name="ro1">
          <table:table-cell office:value-type="string" calcext:value-type="string">
            <text:p>Initial A</text:p>
          </table:table-cell>
          <table:table-cell office:value-type="float" office:value="0.385352704409809" calcext:value-type="float">
            <text:p>0.385352704409809</text:p>
          </table:table-cell>
          <table:table-cell office:value-type="float" office:value="0.780299211772955" calcext:value-type="float">
            <text:p>0.780299211772955</text:p>
          </table:table-cell>
          <table:table-cell office:value-type="float" office:value="0.327699690443296" calcext:value-type="float">
            <text:p>0.327699690443296</text:p>
          </table:table-cell>
          <table:table-cell office:value-type="float" office:value="0.452542599435586" calcext:value-type="float">
            <text:p>0.452542599435586</text:p>
          </table:table-cell>
          <table:table-cell table:formula="of:=MAX([.B3:.E3])" office:value-type="float" office:value="0.780299211772955" calcext:value-type="float">
            <text:p>0.7802992117729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itial B (all data)</text:p>
          </table:table-cell>
          <table:table-cell office:value-type="float" office:value="0.547024260265773" calcext:value-type="float">
            <text:p>0.547024260265773</text:p>
          </table:table-cell>
          <table:table-cell office:value-type="float" office:value="0.781003555057693" calcext:value-type="float">
            <text:p>0.781003555057693</text:p>
          </table:table-cell>
          <table:table-cell office:value-type="float" office:value="0.391421672422435" calcext:value-type="float">
            <text:p>0.391421672422435</text:p>
          </table:table-cell>
          <table:table-cell office:value-type="float" office:value="0.527061133910244" calcext:value-type="float">
            <text:p>0.527061133910244</text:p>
          </table:table-cell>
          <table:table-cell table:formula="of:=MAX([.B4:.E4])" office:value-type="float" office:value="0.781003555057693" calcext:value-type="float">
            <text:p>0.7810035550576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itial C</text:p>
          </table:table-cell>
          <table:table-cell office:value-type="float" office:value="0.474553854116296" calcext:value-type="float">
            <text:p>0.474553854116296</text:p>
          </table:table-cell>
          <table:table-cell table:style-name="ce16" office:value-type="float" office:value="0.395756306593388" calcext:value-type="float">
            <text:p>0.395756306593388</text:p>
          </table:table-cell>
          <table:table-cell table:style-name="ce15" office:value-type="float" office:value="0.482783047895291" calcext:value-type="float">
            <text:p>0.482783047895291</text:p>
          </table:table-cell>
          <table:table-cell office:value-type="float" office:value="0.414839582507308" calcext:value-type="float">
            <text:p>0.414839582507308</text:p>
          </table:table-cell>
          <table:table-cell table:formula="of:=MAX([.B5:.E5])" office:value-type="float" office:value="0.482783047895291" calcext:value-type="float">
            <text:p>0.48278304789529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itial D (All data)</text:p>
          </table:table-cell>
          <table:table-cell table:style-name="ce15" office:value-type="float" office:value="0.531521260180051" calcext:value-type="float">
            <text:p>0.531521260180051</text:p>
          </table:table-cell>
          <table:table-cell table:style-name="ce16" office:value-type="float" office:value="0.471479468020123" calcext:value-type="float">
            <text:p>0.471479468020123</text:p>
          </table:table-cell>
          <table:table-cell office:value-type="float" office:value="0.474230413044163" calcext:value-type="float">
            <text:p>0.474230413044163</text:p>
          </table:table-cell>
          <table:table-cell office:value-type="float" office:value="0.464283906031071" calcext:value-type="float">
            <text:p>0.464283906031071</text:p>
          </table:table-cell>
          <table:table-cell table:formula="of:=MAX([.B6:.E6])" office:value-type="float" office:value="0.531521260180051" calcext:value-type="float">
            <text:p>0.5315212601800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itial E</text:p>
          </table:table-cell>
          <table:table-cell office:value-type="float" office:value="0.449720562028483" calcext:value-type="float">
            <text:p>0.449720562028483</text:p>
          </table:table-cell>
          <table:table-cell office:value-type="float" office:value="0.774989923051539" calcext:value-type="float">
            <text:p>0.774989923051539</text:p>
          </table:table-cell>
          <table:table-cell office:value-type="float" office:value="0.365504132023244" calcext:value-type="float">
            <text:p>0.365504132023244</text:p>
          </table:table-cell>
          <table:table-cell office:value-type="float" office:value="0.71075242767693" calcext:value-type="float">
            <text:p>0.71075242767693</text:p>
          </table:table-cell>
          <table:table-cell table:formula="of:=MAX([.B7:.E7])" office:value-type="float" office:value="0.774989923051539" calcext:value-type="float">
            <text:p>0.7749899230515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itial F (All data) </text:p>
          </table:table-cell>
          <table:table-cell office:value-type="float" office:value="0.53142005243927" calcext:value-type="float">
            <text:p>0.53142005243927</text:p>
          </table:table-cell>
          <table:table-cell office:value-type="float" office:value="0.787546280295488" calcext:value-type="float">
            <text:p>0.787546280295488</text:p>
          </table:table-cell>
          <table:table-cell office:value-type="float" office:value="0.44921545507807" calcext:value-type="float">
            <text:p>0.44921545507807</text:p>
          </table:table-cell>
          <table:table-cell office:value-type="float" office:value="0.717898474029441" calcext:value-type="float">
            <text:p>0.717898474029441</text:p>
          </table:table-cell>
          <table:table-cell table:formula="of:=MAX([.B8:.E8])" office:value-type="float" office:value="0.787546280295488" calcext:value-type="float">
            <text:p>0.7875462802954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itial G</text:p>
          </table:table-cell>
          <table:table-cell office:value-type="float" office:value="0.472807958643519" calcext:value-type="float">
            <text:p>0.472807958643519</text:p>
          </table:table-cell>
          <table:table-cell office:value-type="float" office:value="0.775791478303348" calcext:value-type="float">
            <text:p>0.775791478303348</text:p>
          </table:table-cell>
          <table:table-cell office:value-type="float" office:value="0.766595742355566" calcext:value-type="float">
            <text:p>0.766595742355566</text:p>
          </table:table-cell>
          <table:table-cell office:value-type="float" office:value="0.49158583738656" calcext:value-type="float">
            <text:p>0.49158583738656</text:p>
          </table:table-cell>
          <table:table-cell table:formula="of:=MAX([.B9:.E9])" office:value-type="float" office:value="0.775791478303348" calcext:value-type="float">
            <text:p>0.77579147830334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itial H (all data)</text:p>
          </table:table-cell>
          <table:table-cell office:value-type="float" office:value="0.563765838860973" calcext:value-type="float">
            <text:p>0.563765838860973</text:p>
          </table:table-cell>
          <table:table-cell office:value-type="float" office:value="0.791151700798124" calcext:value-type="float">
            <text:p>0.791151700798124</text:p>
          </table:table-cell>
          <table:table-cell office:value-type="float" office:value="0.758052901640809" calcext:value-type="float">
            <text:p>0.758052901640809</text:p>
          </table:table-cell>
          <table:table-cell office:value-type="float" office:value="0.512282246103088" calcext:value-type="float">
            <text:p>0.512282246103088</text:p>
          </table:table-cell>
          <table:table-cell table:formula="of:=MAX([.B10:.E10])" office:value-type="float" office:value="0.791151700798124" calcext:value-type="float">
            <text:p>0.79115170079812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itial M</text:p>
          </table:table-cell>
          <table:table-cell office:value-type="float" office:value="0.464176364776284" calcext:value-type="float">
            <text:p>0.464176364776284</text:p>
          </table:table-cell>
          <table:table-cell table:style-name="ce10" office:value-type="float" office:value="0.399691964911875" calcext:value-type="float">
            <text:p>0.399691964911875</text:p>
          </table:table-cell>
          <table:table-cell table:style-name="ce15" office:value-type="float" office:value="0.504011731475311" calcext:value-type="float">
            <text:p>0.504011731475311</text:p>
          </table:table-cell>
          <table:table-cell office:value-type="float" office:value="0.407487574556841" calcext:value-type="float">
            <text:p>0.407487574556841</text:p>
          </table:table-cell>
          <table:table-cell table:formula="of:=MAX([.B11:.E11])" office:value-type="float" office:value="0.504011731475311" calcext:value-type="float">
            <text:p>0.50401173147531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itial N (all data) </text:p>
          </table:table-cell>
          <table:table-cell table:style-name="ce15" office:value-type="float" office:value="0.523824653319327" calcext:value-type="float">
            <text:p>0.523824653319327</text:p>
          </table:table-cell>
          <table:table-cell table:style-name="ce10" office:value-type="float" office:value="0.466779632692382" calcext:value-type="float">
            <text:p>0.466779632692382</text:p>
          </table:table-cell>
          <table:table-cell office:value-type="float" office:value="0.497630496474467" calcext:value-type="float">
            <text:p>0.497630496474467</text:p>
          </table:table-cell>
          <table:table-cell office:value-type="float" office:value="0.475413968251441" calcext:value-type="float">
            <text:p>0.475413968251441</text:p>
          </table:table-cell>
          <table:table-cell table:formula="of:=MAX([.B12:.E12])" office:value-type="float" office:value="0.523824653319327" calcext:value-type="float">
            <text:p>0.523824653319327</text:p>
          </table:table-cell>
          <table:table-cell table:number-columns-repeated="1010"/>
        </table:table-row>
        <table:table-row table:style-name="ro1">
          <table:table-cell table:style-name="Default" table:number-columns-repeated="5"/>
          <table:table-cell table:number-columns-repeated="1011"/>
        </table:table-row>
        <table:table-row table:style-name="ro1">
          <table:table-cell table:style-name="Default" office:value-type="string" calcext:value-type="string">
            <text:p>Max </text:p>
          </table:table-cell>
          <table:table-cell table:style-name="Default" table:formula="of:=MAX([.B3:.B12])" office:value-type="float" office:value="0.563765838860973" calcext:value-type="float">
            <text:p>0.563765838860973</text:p>
          </table:table-cell>
          <table:table-cell table:style-name="Default" table:formula="of:=MAX([.C3:.C12])" office:value-type="float" office:value="0.791151700798124" calcext:value-type="float">
            <text:p>0.791151700798124</text:p>
          </table:table-cell>
          <table:table-cell table:style-name="Default" table:formula="of:=MAX([.D3:.D12])" office:value-type="float" office:value="0.766595742355566" calcext:value-type="float">
            <text:p>0.766595742355566</text:p>
          </table:table-cell>
          <table:table-cell table:style-name="Default" table:formula="of:=MAX([.E3:.E12])" office:value-type="float" office:value="0.717898474029441" calcext:value-type="float">
            <text:p>0.717898474029441</text:p>
          </table:table-cell>
          <table:table-cell/>
          <table:table-cell office:value-type="string" calcext:value-type="string">
            <text:p>Average</text:p>
          </table:table-cell>
          <table:table-cell table:formula="of:=AVERAGE([.C3];[.C4];[.D5];[.B6];[.C7];[.C8];[.C9];[.C10];[.B12];[.D11])" office:value-type="float" office:value="0.673292284214913" calcext:value-type="float">
            <text:p>0.673292284214913</text:p>
          </table:table-cell>
          <table:table-cell table:number-columns-repeated="1008"/>
        </table:table-row>
        <table:table-row table:style-name="ro1">
          <table:table-cell table:style-name="Default" office:value-type="string" calcext:value-type="string">
            <text:p>Average </text:p>
          </table:table-cell>
          <table:table-cell table:style-name="Default" table:formula="of:=AVERAGE([.B3:.B12])" office:value-type="float" office:value="0.494416750903979" calcext:value-type="float">
            <text:p>0.494416750903979</text:p>
          </table:table-cell>
          <table:table-cell table:style-name="Default" table:formula="of:=AVERAGE([.C3:.C12])" office:value-type="float" office:value="0.642448952149691" calcext:value-type="float">
            <text:p>0.642448952149691</text:p>
          </table:table-cell>
          <table:table-cell table:style-name="Default" table:formula="of:=AVERAGE([.D3:.D12])" office:value-type="float" office:value="0.501714528285265" calcext:value-type="float">
            <text:p>0.501714528285265</text:p>
          </table:table-cell>
          <table:table-cell table:style-name="Default" table:formula="of:=AVERAGE([.E3:.E12])" office:value-type="float" office:value="0.517414774988851" calcext:value-type="float">
            <text:p>0.517414774988851</text:p>
          </table:table-cell>
          <table:table-cell table:number-columns-repeated="1011"/>
        </table:table-row>
        <table:table-row table:style-name="ro1">
          <table:table-cell table:style-name="Default" table:number-columns-repeated="5"/>
          <table:table-cell table:number-columns-repeated="1011"/>
        </table:table-row>
        <table:table-row table:style-name="ro1">
          <table:table-cell table:style-name="ce1" office:value-type="string" calcext:value-type="string">
            <text:p>Rules </text:p>
          </table:table-cell>
          <table:table-cell table:style-name="ce1" table:number-columns-repeated="2"/>
          <table:table-cell table:style-name="Default" table:number-columns-repeated="2"/>
          <table:table-cell table:number-columns-repeated="1011"/>
        </table:table-row>
        <table:table-row table:style-name="ro1">
          <table:table-cell table:style-name="ce4" office:value-type="string" calcext:value-type="string">
            <text:p>Run – Sequence</text:p>
          </table:table-cell>
          <table:table-cell table:style-name="ce4" office:value-type="string" calcext:value-type="string">
            <text:p>Param 1 mean F1</text:p>
          </table:table-cell>
          <table:table-cell table:style-name="ce4" office:value-type="string" calcext:value-type="string">
            <text:p>Param 2 Mean F1</text:p>
          </table:table-cell>
          <table:table-cell table:style-name="ce4" office:value-type="string" calcext:value-type="string">
            <text:p>Param 3 Mean F1</text:p>
          </table:table-cell>
          <table:table-cell table:style-name="ce4" office:value-type="string" calcext:value-type="string">
            <text:p>Param 4 Mean F1</text:p>
          </table:table-cell>
          <table:table-cell table:style-name="ce5"/>
          <table:table-cell table:number-columns-repeated="1010"/>
        </table:table-row>
        <table:table-row table:style-name="ro1">
          <table:table-cell office:value-type="string" calcext:value-type="string">
            <text:p>Sequence A</text:p>
          </table:table-cell>
          <table:table-cell office:value-type="float" office:value="0.313080181709616" calcext:value-type="float">
            <text:p>0.313080181709616</text:p>
          </table:table-cell>
          <table:table-cell table:style-name="ce16" office:value-type="float" office:value="0.443679035857321" calcext:value-type="float">
            <text:p>0.443679035857321</text:p>
          </table:table-cell>
          <table:table-cell office:value-type="float" office:value="0.681210511896631" calcext:value-type="float">
            <text:p>0.681210511896631</text:p>
          </table:table-cell>
          <table:table-cell table:style-name="ce15" office:value-type="float" office:value="0.70984160461016" calcext:value-type="float">
            <text:p>0.70984160461016</text:p>
          </table:table-cell>
          <table:table-cell table:formula="of:=MAX([.B18:.E19])" office:value-type="float" office:value="0.70984160461016" calcext:value-type="float">
            <text:p>0.709841604610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equence B (all data)</text:p>
          </table:table-cell>
          <table:table-cell office:value-type="float" office:value="0.360589579841095" calcext:value-type="float">
            <text:p>0.360589579841095</text:p>
          </table:table-cell>
          <table:table-cell table:style-name="ce16" office:value-type="float" office:value="0.549565943303907" calcext:value-type="float">
            <text:p>0.549565943303907</text:p>
          </table:table-cell>
          <table:table-cell office:value-type="float" office:value="0.729135219952162" calcext:value-type="float">
            <text:p>0.729135219952162</text:p>
          </table:table-cell>
          <table:table-cell table:style-name="ce15" office:value-type="float" office:value="0.736346625076031" calcext:value-type="float">
            <text:p>0.736346625076031</text:p>
          </table:table-cell>
          <table:table-cell table:formula="of:=MAX([.B19:.E20])" office:value-type="float" office:value="0.736346625076031" calcext:value-type="float">
            <text:p>0.7363466250760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equence C </text:p>
          </table:table-cell>
          <table:table-cell office:value-type="float" office:value="0.664038594082746" calcext:value-type="float">
            <text:p>0.664038594082746</text:p>
          </table:table-cell>
          <table:table-cell table:style-name="ce16" office:value-type="float" office:value="0.560336952456223" calcext:value-type="float">
            <text:p>0.560336952456223</text:p>
          </table:table-cell>
          <table:table-cell table:style-name="ce15" office:value-type="float" office:value="0.674560114349392" calcext:value-type="float">
            <text:p>0.674560114349392</text:p>
          </table:table-cell>
          <table:table-cell office:value-type="float" office:value="0.561583144407107" calcext:value-type="float">
            <text:p>0.561583144407107</text:p>
          </table:table-cell>
          <table:table-cell table:formula="of:=MAX([.B21:.E21])" office:value-type="float" office:value="0.674560114349392" calcext:value-type="float">
            <text:p>0.6745601143493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equence D (all data) </text:p>
          </table:table-cell>
          <table:table-cell table:style-name="ce15" office:value-type="float" office:value="0.663689908998544" calcext:value-type="float">
            <text:p>0.663689908998544</text:p>
          </table:table-cell>
          <table:table-cell table:style-name="ce16" office:value-type="float" office:value="0.593730799737814" calcext:value-type="float">
            <text:p>0.593730799737814</text:p>
          </table:table-cell>
          <table:table-cell office:value-type="float" office:value="0.627443628596537" calcext:value-type="float">
            <text:p>0.627443628596537</text:p>
          </table:table-cell>
          <table:table-cell office:value-type="float" office:value="0.589823043958755" calcext:value-type="float">
            <text:p>0.589823043958755</text:p>
          </table:table-cell>
          <table:table-cell table:formula="of:=MAX([.B22:.E22])" office:value-type="float" office:value="0.663689908998544" calcext:value-type="float">
            <text:p>0.6636899089985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equence E</text:p>
          </table:table-cell>
          <table:table-cell office:value-type="float" office:value="0.62526967161693" calcext:value-type="float">
            <text:p>0.62526967161693</text:p>
          </table:table-cell>
          <table:table-cell office:value-type="float" office:value="0.714678885760721" calcext:value-type="float">
            <text:p>0.714678885760721</text:p>
          </table:table-cell>
          <table:table-cell office:value-type="float" office:value="0.539740552345913" calcext:value-type="float">
            <text:p>0.539740552345913</text:p>
          </table:table-cell>
          <table:table-cell office:value-type="float" office:value="0.64023275796573" calcext:value-type="float">
            <text:p>0.64023275796573</text:p>
          </table:table-cell>
          <table:table-cell table:formula="of:=MAX([.B23:.E23])" office:value-type="float" office:value="0.714678885760721" calcext:value-type="float">
            <text:p>0.7146788857607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equence F (all data)</text:p>
          </table:table-cell>
          <table:table-cell office:value-type="float" office:value="0.651524696933259" calcext:value-type="float">
            <text:p>0.651524696933259</text:p>
          </table:table-cell>
          <table:table-cell office:value-type="float" office:value="0.745023386153714" calcext:value-type="float">
            <text:p>0.745023386153714</text:p>
          </table:table-cell>
          <table:table-cell office:value-type="float" office:value="0.586108742625491" calcext:value-type="float">
            <text:p>0.586108742625491</text:p>
          </table:table-cell>
          <table:table-cell office:value-type="float" office:value="0.649595929967573" calcext:value-type="float">
            <text:p>0.649595929967573</text:p>
          </table:table-cell>
          <table:table-cell table:formula="of:=MAX([.B24:.E24])" office:value-type="float" office:value="0.745023386153714" calcext:value-type="float">
            <text:p>0.7450233861537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equence G</text:p>
          </table:table-cell>
          <table:table-cell office:value-type="float" office:value="0.645115784792505" calcext:value-type="float">
            <text:p>0.645115784792505</text:p>
          </table:table-cell>
          <table:table-cell office:value-type="float" office:value="0.692654728466591" calcext:value-type="float">
            <text:p>0.692654728466591</text:p>
          </table:table-cell>
          <table:table-cell office:value-type="float" office:value="0.642888324772721" calcext:value-type="float">
            <text:p>0.642888324772721</text:p>
          </table:table-cell>
          <table:table-cell office:value-type="float" office:value="0.630078386673845" calcext:value-type="float">
            <text:p>0.630078386673845</text:p>
          </table:table-cell>
          <table:table-cell table:formula="of:=MAX([.B25:.E25])" office:value-type="float" office:value="0.692654728466591" calcext:value-type="float">
            <text:p>0.69265472846659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equence H (all data)</text:p>
          </table:table-cell>
          <table:table-cell office:value-type="float" office:value="0.678313245095766" calcext:value-type="float">
            <text:p>0.678313245095766</text:p>
          </table:table-cell>
          <table:table-cell office:value-type="float" office:value="0.753151051390681" calcext:value-type="float">
            <text:p>0.753151051390681</text:p>
          </table:table-cell>
          <table:table-cell office:value-type="float" office:value="0.684868714039417" calcext:value-type="float">
            <text:p>0.684868714039417</text:p>
          </table:table-cell>
          <table:table-cell office:value-type="float" office:value="0.661869899428229" calcext:value-type="float">
            <text:p>0.661869899428229</text:p>
          </table:table-cell>
          <table:table-cell table:formula="of:=MAX([.B26:.E26])" office:value-type="float" office:value="0.753151051390681" calcext:value-type="float">
            <text:p>0.75315105139068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equence M</text:p>
          </table:table-cell>
          <table:table-cell office:value-type="float" office:value="0.654167702452168" calcext:value-type="float">
            <text:p>0.654167702452168</text:p>
          </table:table-cell>
          <table:table-cell table:style-name="ce16" office:value-type="float" office:value="0.547837461316874" calcext:value-type="float">
            <text:p>0.547837461316874</text:p>
          </table:table-cell>
          <table:table-cell table:style-name="ce15" office:value-type="float" office:value="0.65199824152934" calcext:value-type="float">
            <text:p>0.65199824152934</text:p>
          </table:table-cell>
          <table:table-cell office:value-type="float" office:value="0.55818923109225" calcext:value-type="float">
            <text:p>0.55818923109225</text:p>
          </table:table-cell>
          <table:table-cell table:formula="of:=MAX([.B27:.E27])" office:value-type="float" office:value="0.654167702452168" calcext:value-type="float">
            <text:p>0.65416770245216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equence N (all data)</text:p>
          </table:table-cell>
          <table:table-cell table:style-name="ce15" office:value-type="float" office:value="0.669697580614097" calcext:value-type="float">
            <text:p>0.669697580614097</text:p>
          </table:table-cell>
          <table:table-cell table:style-name="ce10" office:value-type="float" office:value="0.587203507367574" calcext:value-type="float">
            <text:p>0.587203507367574</text:p>
          </table:table-cell>
          <table:table-cell office:value-type="float" office:value="0.664782427219974" calcext:value-type="float">
            <text:p>0.664782427219974</text:p>
          </table:table-cell>
          <table:table-cell office:value-type="float" office:value="0.583798407076856" calcext:value-type="float">
            <text:p>0.583798407076856</text:p>
          </table:table-cell>
          <table:table-cell table:formula="of:=MAX([.B28:.E28])" office:value-type="float" office:value="0.669697580614097" calcext:value-type="float">
            <text:p>0.669697580614097</text:p>
          </table:table-cell>
          <table:table-cell table:number-columns-repeated="1010"/>
        </table:table-row>
        <table:table-row table:style-name="ro1">
          <table:table-cell table:style-name="Default" table:number-columns-repeated="5"/>
          <table:table-cell table:number-columns-repeated="1011"/>
        </table:table-row>
        <table:table-row table:style-name="ro1">
          <table:table-cell table:style-name="Default" office:value-type="string" calcext:value-type="string">
            <text:p>Max </text:p>
          </table:table-cell>
          <table:table-cell table:style-name="Default" table:formula="of:=MAX([.B19:.B28])" office:value-type="float" office:value="0.678313245095766" calcext:value-type="float">
            <text:p>0.678313245095766</text:p>
          </table:table-cell>
          <table:table-cell table:style-name="Default" table:formula="of:=MAX([.C19:.C28])" office:value-type="float" office:value="0.753151051390681" calcext:value-type="float">
            <text:p>0.753151051390681</text:p>
          </table:table-cell>
          <table:table-cell table:style-name="Default" table:formula="of:=MAX([.D19:.D28])" office:value-type="float" office:value="0.729135219952162" calcext:value-type="float">
            <text:p>0.729135219952162</text:p>
          </table:table-cell>
          <table:table-cell table:style-name="Default" table:formula="of:=MAX([.E19:.E28])" office:value-type="float" office:value="0.736346625076031" calcext:value-type="float">
            <text:p>0.736346625076031</text:p>
          </table:table-cell>
          <table:table-cell table:formula="of:=MAX([.F19:.F28])" office:value-type="float" office:value="0.753151051390681" calcext:value-type="float">
            <text:p>0.753151051390681</text:p>
          </table:table-cell>
          <table:table-cell table:number-columns-repeated="1010"/>
        </table:table-row>
        <table:table-row table:style-name="ro1">
          <table:table-cell table:style-name="Default" table:number-columns-repeated="5"/>
          <table:table-cell/>
          <table:table-cell office:value-type="string" calcext:value-type="string">
            <text:p>Average</text:p>
          </table:table-cell>
          <table:table-cell table:formula="of:=AVERAGE([.E19];[.E20];[.D21];[.B22];[.C23];[.C24];[.C25];[.C26];[.D27];[.B28])" office:value-type="float" office:value="0.701164212694927" calcext:value-type="float">
            <text:p>0.701164212694927</text:p>
          </table:table-cell>
          <table:table-cell table:number-columns-repeated="1008"/>
        </table:table-row>
        <table:table-row table:style-name="ro1">
          <table:table-cell table:style-name="Default" office:value-type="string" calcext:value-type="string">
            <text:p>Average </text:p>
          </table:table-cell>
          <table:table-cell table:style-name="Default" table:formula="of:=AVERAGE([.B19:.B28])" office:value-type="float" office:value="0.592548694613673" calcext:value-type="float">
            <text:p>0.592548694613673</text:p>
          </table:table-cell>
          <table:table-cell table:style-name="Default" table:formula="of:=AVERAGE([.C19:.C28])" office:value-type="float" office:value="0.618786175181142" calcext:value-type="float">
            <text:p>0.618786175181142</text:p>
          </table:table-cell>
          <table:table-cell table:style-name="Default" table:formula="of:=AVERAGE([.D19:.D28])" office:value-type="float" office:value="0.648273647732758" calcext:value-type="float">
            <text:p>0.648273647732758</text:p>
          </table:table-cell>
          <table:table-cell table:style-name="Default" table:formula="of:=AVERAGE([.E19:.E28])" office:value-type="float" office:value="0.632135903025654" calcext:value-type="float">
            <text:p>0.632135903025654</text:p>
          </table:table-cell>
          <table:table-cell table:formula="of:=AVERAGE([.F19:.F28])" office:value-type="float" office:value="0.70138115878721" calcext:value-type="float">
            <text:p>0.70138115878721</text:p>
          </table:table-cell>
          <table:table-cell table:number-columns-repeated="1010"/>
        </table:table-row>
      </table:table>
      <table:table table:name="Rules_Best" table:style-name="ta1">
        <table:table-column table:style-name="co1" table:default-cell-style-name="ce10"/>
        <table:table-column table:style-name="co7" table:default-cell-style-name="ce10"/>
        <table:table-column table:style-name="co9" table:default-cell-style-name="ce16"/>
        <table:table-column table:style-name="co11" table:default-cell-style-name="ce10"/>
        <table:table-column table:style-name="co12" table:default-cell-style-name="ce10"/>
        <table:table-column table:style-name="co10" table:number-columns-repeated="1011" table:default-cell-style-name="Default"/>
        <table:table-row table:style-name="ro1">
          <table:table-cell table:style-name="ce9" office:value-type="string" calcext:value-type="string">
            <text:p>Rules </text:p>
          </table:table-cell>
          <table:table-cell table:style-name="ce9" office:value-type="string" calcext:value-type="string">
            <text:p>Param 1 Best F1</text:p>
          </table:table-cell>
          <table:table-cell table:style-name="ce9" office:value-type="string" calcext:value-type="string">
            <text:p>Param 2 Best F1</text:p>
          </table:table-cell>
          <table:table-cell table:style-name="ce9" office:value-type="string" calcext:value-type="string">
            <text:p>Param 3 Best F1</text:p>
          </table:table-cell>
          <table:table-cell table:style-name="ce9" office:value-type="string" calcext:value-type="string">
            <text:p>Param 4 Best F1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Run – Non Sequence </text:p>
          </table:table-cell>
          <table:table-cell table:style-name="ce4" office:value-type="string" calcext:value-type="string">
            <text:p>Param 1 Best F1</text:p>
          </table:table-cell>
          <table:table-cell table:style-name="ce4" office:value-type="string" calcext:value-type="string">
            <text:p>Param 2 Best F1</text:p>
          </table:table-cell>
          <table:table-cell table:style-name="ce4" office:value-type="string" calcext:value-type="string">
            <text:p>Param 3 Best F1</text:p>
          </table:table-cell>
          <table:table-cell table:style-name="ce4" office:value-type="string" calcext:value-type="string">
            <text:p>Param 4 Best F1</text:p>
          </table:table-cell>
          <table:table-cell table:number-columns-repeated="2"/>
          <table:table-cell table:style-name="ce5" table:number-columns-repeated="1009"/>
        </table:table-row>
        <table:table-row table:style-name="ro1">
          <table:table-cell office:value-type="string" calcext:value-type="string">
            <text:p>Initial A</text:p>
          </table:table-cell>
          <table:table-cell office:value-type="float" office:value="0.489803288046544" calcext:value-type="float">
            <text:p>0.489803288046544</text:p>
          </table:table-cell>
          <table:table-cell table:style-name="ce15" office:value-type="float" office:value="0.789421481455116" calcext:value-type="float">
            <text:p>0.789421481455116</text:p>
          </table:table-cell>
          <table:table-cell office:value-type="float" office:value="0.329740347349996" calcext:value-type="float">
            <text:p>0.329740347349996</text:p>
          </table:table-cell>
          <table:table-cell office:value-type="float" office:value="0.5078667810859" calcext:value-type="float">
            <text:p>0.5078667810859</text:p>
          </table:table-cell>
          <table:table-cell table:formula="of:=MAX([.B3:.E3])" office:value-type="float" office:value="0.789421481455116" calcext:value-type="float">
            <text:p>0.7894214814551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itial B (all data)</text:p>
          </table:table-cell>
          <table:table-cell office:value-type="float" office:value="0.614037151193797" calcext:value-type="float">
            <text:p>0.614037151193797</text:p>
          </table:table-cell>
          <table:table-cell table:style-name="ce15" office:value-type="float" office:value="0.796440385452083" calcext:value-type="float">
            <text:p>0.796440385452083</text:p>
          </table:table-cell>
          <table:table-cell office:value-type="float" office:value="0.395411002951088" calcext:value-type="float">
            <text:p>0.395411002951088</text:p>
          </table:table-cell>
          <table:table-cell office:value-type="float" office:value="0.581255373956312" calcext:value-type="float">
            <text:p>0.581255373956312</text:p>
          </table:table-cell>
          <table:table-cell table:formula="of:=MAX([.B4:.E4])" office:value-type="float" office:value="0.796440385452083" calcext:value-type="float">
            <text:p>0.7964403854520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itial C</text:p>
          </table:table-cell>
          <table:table-cell office:value-type="float" office:value="0.523087303034835" calcext:value-type="float">
            <text:p>0.523087303034835</text:p>
          </table:table-cell>
          <table:table-cell office:value-type="float" office:value="0.4400791763731" calcext:value-type="float">
            <text:p>0.4400791763731</text:p>
          </table:table-cell>
          <table:table-cell table:style-name="ce15" office:value-type="float" office:value="0.536179713516991" calcext:value-type="float">
            <text:p>0.536179713516991</text:p>
          </table:table-cell>
          <table:table-cell office:value-type="float" office:value="0.464779357286136" calcext:value-type="float">
            <text:p>0.464779357286136</text:p>
          </table:table-cell>
          <table:table-cell table:formula="of:=MAX([.B5:.E5])" office:value-type="float" office:value="0.536179713516991" calcext:value-type="float">
            <text:p>0.53617971351699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itial D (All data)</text:p>
          </table:table-cell>
          <table:table-cell table:style-name="ce15" office:value-type="float" office:value="0.583109115477867" calcext:value-type="float">
            <text:p>0.583109115477867</text:p>
          </table:table-cell>
          <table:table-cell office:value-type="float" office:value="0.517489291133637" calcext:value-type="float">
            <text:p>0.517489291133637</text:p>
          </table:table-cell>
          <table:table-cell office:value-type="float" office:value="0.499673718389962" calcext:value-type="float">
            <text:p>0.499673718389962</text:p>
          </table:table-cell>
          <table:table-cell office:value-type="float" office:value="0.498041221301159" calcext:value-type="float">
            <text:p>0.498041221301159</text:p>
          </table:table-cell>
          <table:table-cell table:formula="of:=MAX([.B6:.E6])" office:value-type="float" office:value="0.583109115477867" calcext:value-type="float">
            <text:p>0.58310911547786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itial E</text:p>
          </table:table-cell>
          <table:table-cell office:value-type="float" office:value="0.504675440287633" calcext:value-type="float">
            <text:p>0.504675440287633</text:p>
          </table:table-cell>
          <table:table-cell table:style-name="ce15" office:value-type="float" office:value="0.781253524551132" calcext:value-type="float">
            <text:p>0.781253524551132</text:p>
          </table:table-cell>
          <table:table-cell office:value-type="float" office:value="0.402656118136349" calcext:value-type="float">
            <text:p>0.402656118136349</text:p>
          </table:table-cell>
          <table:table-cell office:value-type="float" office:value="0.714621257288355" calcext:value-type="float">
            <text:p>0.714621257288355</text:p>
          </table:table-cell>
          <table:table-cell table:formula="of:=MAX([.B7:.E7])" office:value-type="float" office:value="0.781253524551132" calcext:value-type="float">
            <text:p>0.78125352455113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itial F (All data) </text:p>
          </table:table-cell>
          <table:table-cell office:value-type="float" office:value="0.574715210263272" calcext:value-type="float">
            <text:p>0.574715210263272</text:p>
          </table:table-cell>
          <table:table-cell table:style-name="ce15" office:value-type="float" office:value="0.802736146127778" calcext:value-type="float">
            <text:p>0.802736146127778</text:p>
          </table:table-cell>
          <table:table-cell office:value-type="float" office:value="0.494516722857411" calcext:value-type="float">
            <text:p>0.494516722857411</text:p>
          </table:table-cell>
          <table:table-cell office:value-type="float" office:value="0.740656803125695" calcext:value-type="float">
            <text:p>0.740656803125695</text:p>
          </table:table-cell>
          <table:table-cell table:formula="of:=MAX([.B8:.E8])" office:value-type="float" office:value="0.802736146127778" calcext:value-type="float">
            <text:p>0.80273614612777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itial G</text:p>
          </table:table-cell>
          <table:table-cell office:value-type="float" office:value="0.533696862531525" calcext:value-type="float">
            <text:p>0.533696862531525</text:p>
          </table:table-cell>
          <table:table-cell office:value-type="float" office:value="0.784152288296616" calcext:value-type="float">
            <text:p>0.784152288296616</text:p>
          </table:table-cell>
          <table:table-cell table:style-name="ce15" office:value-type="float" office:value="0.795811298239927" calcext:value-type="float">
            <text:p>0.795811298239927</text:p>
          </table:table-cell>
          <table:table-cell office:value-type="float" office:value="0.530158170433247" calcext:value-type="float">
            <text:p>0.530158170433247</text:p>
          </table:table-cell>
          <table:table-cell table:formula="of:=MAX([.B9:.E9])" office:value-type="float" office:value="0.795811298239927" calcext:value-type="float">
            <text:p>0.7958112982399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itial H (all data)</text:p>
          </table:table-cell>
          <table:table-cell office:value-type="float" office:value="0.615458204258689" calcext:value-type="float">
            <text:p>0.615458204258689</text:p>
          </table:table-cell>
          <table:table-cell table:style-name="ce15" office:value-type="float" office:value="0.8004851149153" calcext:value-type="float">
            <text:p>0.8004851149153</text:p>
          </table:table-cell>
          <table:table-cell office:value-type="float" office:value="0.793917417495099" calcext:value-type="float">
            <text:p>0.793917417495099</text:p>
          </table:table-cell>
          <table:table-cell office:value-type="float" office:value="0.560181098621155" calcext:value-type="float">
            <text:p>0.560181098621155</text:p>
          </table:table-cell>
          <table:table-cell table:formula="of:=MAX([.B10:.E10])" office:value-type="float" office:value="0.8004851149153" calcext:value-type="float">
            <text:p>0.80048511491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itial M</text:p>
          </table:table-cell>
          <table:table-cell office:value-type="float" office:value="0.499535413218364" calcext:value-type="float">
            <text:p>0.499535413218364</text:p>
          </table:table-cell>
          <table:table-cell table:style-name="ce10" office:value-type="float" office:value="0.444178326306551" calcext:value-type="float">
            <text:p>0.444178326306551</text:p>
          </table:table-cell>
          <table:table-cell table:style-name="ce15" office:value-type="float" office:value="0.567413237620823" calcext:value-type="float">
            <text:p>0.567413237620823</text:p>
          </table:table-cell>
          <table:table-cell office:value-type="float" office:value="0.449063926468994" calcext:value-type="float">
            <text:p>0.449063926468994</text:p>
          </table:table-cell>
          <table:table-cell table:formula="of:=MAX([.B11:.E11])" office:value-type="float" office:value="0.567413237620823" calcext:value-type="float">
            <text:p>0.56741323762082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itial N (all data) </text:p>
          </table:table-cell>
          <table:table-cell table:style-name="ce15" office:value-type="float" office:value="0.573659746682881" calcext:value-type="float">
            <text:p>0.573659746682881</text:p>
          </table:table-cell>
          <table:table-cell table:style-name="ce10" office:value-type="float" office:value="0.516887986347184" calcext:value-type="float">
            <text:p>0.516887986347184</text:p>
          </table:table-cell>
          <table:table-cell office:value-type="float" office:value="0.532704187998046" calcext:value-type="float">
            <text:p>0.532704187998046</text:p>
          </table:table-cell>
          <table:table-cell office:value-type="float" office:value="0.525130692737721" calcext:value-type="float">
            <text:p>0.525130692737721</text:p>
          </table:table-cell>
          <table:table-cell table:formula="of:=MAX([.B12:.E12])" office:value-type="float" office:value="0.573659746682881" calcext:value-type="float">
            <text:p>0.573659746682881</text:p>
          </table:table-cell>
          <table:table-cell table:number-columns-repeated="1010"/>
        </table:table-row>
        <table:table-row table:style-name="ro1">
          <table:table-cell table:style-name="Default" table:number-columns-repeated="5"/>
          <table:table-cell table:number-columns-repeated="2"/>
          <table:table-cell office:value-type="string" calcext:value-type="string">
            <text:p>Average </text:p>
          </table:table-cell>
          <table:table-cell table:formula="of:=AVERAGE([.C3];[.C4];[.D5];[.B6];[.C7];[.C8];[.D9];[.C10];[.B12];[.D11])" office:value-type="float" office:value="0.70265097640399" calcext:value-type="float">
            <text:p>0.70265097640399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Max </text:p>
          </table:table-cell>
          <table:table-cell table:style-name="Default" table:formula="of:=MAX([.B3:.B12])" office:value-type="float" office:value="0.615458204258689" calcext:value-type="float">
            <text:p>0.615458204258689</text:p>
          </table:table-cell>
          <table:table-cell table:style-name="Default" table:formula="of:=MAX([.C3:.C12])" office:value-type="float" office:value="0.802736146127778" calcext:value-type="float">
            <text:p>0.802736146127778</text:p>
          </table:table-cell>
          <table:table-cell table:style-name="Default" table:formula="of:=MAX([.D3:.D12])" office:value-type="float" office:value="0.795811298239927" calcext:value-type="float">
            <text:p>0.795811298239927</text:p>
          </table:table-cell>
          <table:table-cell table:style-name="Default" table:formula="of:=MAX([.E3:.E12])" office:value-type="float" office:value="0.740656803125695" calcext:value-type="float">
            <text:p>0.740656803125695</text:p>
          </table:table-cell>
          <table:table-cell table:number-columns-repeated="1011"/>
        </table:table-row>
        <table:table-row table:style-name="ro1">
          <table:table-cell table:style-name="Default" office:value-type="string" calcext:value-type="string">
            <text:p>Average </text:p>
          </table:table-cell>
          <table:table-cell table:style-name="Default" table:formula="of:=AVERAGE([.B3:.B12])" office:value-type="float" office:value="0.551177773499541" calcext:value-type="float">
            <text:p>0.551177773499541</text:p>
          </table:table-cell>
          <table:table-cell table:style-name="Default" table:formula="of:=AVERAGE([.C3:.C12])" office:value-type="float" office:value="0.66731237209585" calcext:value-type="float">
            <text:p>0.66731237209585</text:p>
          </table:table-cell>
          <table:table-cell table:style-name="Default" table:formula="of:=AVERAGE([.D3:.D12])" office:value-type="float" office:value="0.534802376455569" calcext:value-type="float">
            <text:p>0.534802376455569</text:p>
          </table:table-cell>
          <table:table-cell table:style-name="Default" table:formula="of:=AVERAGE([.E3:.E12])" office:value-type="float" office:value="0.557175468230467" calcext:value-type="float">
            <text:p>0.557175468230467</text:p>
          </table:table-cell>
          <table:table-cell table:number-columns-repeated="1011"/>
        </table:table-row>
        <table:table-row table:style-name="ro1">
          <table:table-cell table:style-name="Default" table:number-columns-repeated="5"/>
          <table:table-cell table:number-columns-repeated="1011"/>
        </table:table-row>
        <table:table-row table:style-name="ro1">
          <table:table-cell table:style-name="ce9" office:value-type="string" calcext:value-type="string">
            <text:p>Rules </text:p>
          </table:table-cell>
          <table:table-cell table:style-name="ce9" office:value-type="string" calcext:value-type="string">
            <text:p>Param 1 Best F1</text:p>
          </table:table-cell>
          <table:table-cell table:style-name="ce9" office:value-type="string" calcext:value-type="string">
            <text:p>Param 2 Best F1</text:p>
          </table:table-cell>
          <table:table-cell table:style-name="ce9" office:value-type="string" calcext:value-type="string">
            <text:p>Param 3 Best F1</text:p>
          </table:table-cell>
          <table:table-cell table:style-name="ce9" office:value-type="string" calcext:value-type="string">
            <text:p>Param 4 Best F1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Run – Sequence</text:p>
          </table:table-cell>
          <table:table-cell table:style-name="ce4" office:value-type="string" calcext:value-type="string">
            <text:p>Param 1 Best F1</text:p>
          </table:table-cell>
          <table:table-cell table:style-name="ce4" office:value-type="string" calcext:value-type="string">
            <text:p>Param 2 Best F1</text:p>
          </table:table-cell>
          <table:table-cell table:style-name="ce4" office:value-type="string" calcext:value-type="string">
            <text:p>Param 3 Best F1</text:p>
          </table:table-cell>
          <table:table-cell table:style-name="ce4" office:value-type="string" calcext:value-type="string">
            <text:p>Param 4 Best F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equence A</text:p>
          </table:table-cell>
          <table:table-cell table:style-name="ce16" office:value-type="float" office:value="0.502690865096088" calcext:value-type="float">
            <text:p>0.502690865096088</text:p>
          </table:table-cell>
          <table:table-cell office:value-type="float" office:value="0.563137536813848" calcext:value-type="float">
            <text:p>0.563137536813848</text:p>
          </table:table-cell>
          <table:table-cell office:value-type="float" office:value="0.729543411239763" calcext:value-type="float">
            <text:p>0.729543411239763</text:p>
          </table:table-cell>
          <table:table-cell table:style-name="ce15" office:value-type="float" office:value="0.750808802387396" calcext:value-type="float">
            <text:p>0.750808802387396</text:p>
          </table:table-cell>
          <table:table-cell table:formula="of:=MAX([.B19:.E19])" office:value-type="float" office:value="0.750808802387396" calcext:value-type="float">
            <text:p>0.75080880238739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equence B (all data)</text:p>
          </table:table-cell>
          <table:table-cell table:style-name="ce16" office:value-type="float" office:value="0.529033857308833" calcext:value-type="float">
            <text:p>0.529033857308833</text:p>
          </table:table-cell>
          <table:table-cell office:value-type="float" office:value="0.630967952922813" calcext:value-type="float">
            <text:p>0.630967952922813</text:p>
          </table:table-cell>
          <table:table-cell office:value-type="float" office:value="0.752319562543076" calcext:value-type="float">
            <text:p>0.752319562543076</text:p>
          </table:table-cell>
          <table:table-cell table:style-name="ce15" office:value-type="float" office:value="0.767160391869464" calcext:value-type="float">
            <text:p>0.767160391869464</text:p>
          </table:table-cell>
          <table:table-cell table:formula="of:=MAX([.B20:.E20])" office:value-type="float" office:value="0.767160391869464" calcext:value-type="float">
            <text:p>0.767160391869464</text:p>
          </table:table-cell>
          <table:table-cell office:value-type="string" calcext:value-type="string">
            <text:p>Average</text:p>
          </table:table-cell>
          <table:table-cell table:formula="of:=AVERAGE([.E19];[.E20];[.D21];[.B22];[.C23];[.C24];[.C25];[.B27];[.D26];[.D28])" office:value-type="float" office:value="0.734150133275883" calcext:value-type="float">
            <text:p>0.734150133275883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equence C </text:p>
          </table:table-cell>
          <table:table-cell table:style-name="ce16" office:value-type="float" office:value="0.693436167096306" calcext:value-type="float">
            <text:p>0.693436167096306</text:p>
          </table:table-cell>
          <table:table-cell office:value-type="float" office:value="0.584796633158137" calcext:value-type="float">
            <text:p>0.584796633158137</text:p>
          </table:table-cell>
          <table:table-cell table:style-name="ce15" office:value-type="float" office:value="0.694189894570128" calcext:value-type="float">
            <text:p>0.694189894570128</text:p>
          </table:table-cell>
          <table:table-cell office:value-type="float" office:value="0.597404786069592" calcext:value-type="float">
            <text:p>0.597404786069592</text:p>
          </table:table-cell>
          <table:table-cell table:formula="of:=MAX([.B21:.E21])" office:value-type="float" office:value="0.694189894570128" calcext:value-type="float">
            <text:p>0.6941898945701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equence D (all data) </text:p>
          </table:table-cell>
          <table:table-cell table:style-name="ce15" office:value-type="float" office:value="0.720465110397333" calcext:value-type="float">
            <text:p>0.720465110397333</text:p>
          </table:table-cell>
          <table:table-cell office:value-type="float" office:value="0.621888856625075" calcext:value-type="float">
            <text:p>0.621888856625075</text:p>
          </table:table-cell>
          <table:table-cell office:value-type="float" office:value="0.673658458111259" calcext:value-type="float">
            <text:p>0.673658458111259</text:p>
          </table:table-cell>
          <table:table-cell office:value-type="float" office:value="0.617630413002483" calcext:value-type="float">
            <text:p>0.617630413002483</text:p>
          </table:table-cell>
          <table:table-cell table:formula="of:=MAX([.B22:.E22])" office:value-type="float" office:value="0.720465110397333" calcext:value-type="float">
            <text:p>0.72046511039733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equence E</text:p>
          </table:table-cell>
          <table:table-cell table:style-name="ce16" office:value-type="float" office:value="0.66745241405453" calcext:value-type="float">
            <text:p>0.66745241405453</text:p>
          </table:table-cell>
          <table:table-cell table:style-name="ce15" office:value-type="float" office:value="0.746371551982158" calcext:value-type="float">
            <text:p>0.746371551982158</text:p>
          </table:table-cell>
          <table:table-cell office:value-type="float" office:value="0.591073469755993" calcext:value-type="float">
            <text:p>0.591073469755993</text:p>
          </table:table-cell>
          <table:table-cell office:value-type="float" office:value="0.699220325219216" calcext:value-type="float">
            <text:p>0.699220325219216</text:p>
          </table:table-cell>
          <table:table-cell table:formula="of:=MAX([.B23:.E23])" office:value-type="float" office:value="0.746371551982158" calcext:value-type="float">
            <text:p>0.74637155198215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equence F (all data)</text:p>
          </table:table-cell>
          <table:table-cell table:style-name="ce16" office:value-type="float" office:value="0.701488567050744" calcext:value-type="float">
            <text:p>0.701488567050744</text:p>
          </table:table-cell>
          <table:table-cell table:style-name="ce15" office:value-type="float" office:value="0.763682417466253" calcext:value-type="float">
            <text:p>0.763682417466253</text:p>
          </table:table-cell>
          <table:table-cell office:value-type="float" office:value="0.624017310586719" calcext:value-type="float">
            <text:p>0.624017310586719</text:p>
          </table:table-cell>
          <table:table-cell office:value-type="float" office:value="0.691147247711148" calcext:value-type="float">
            <text:p>0.691147247711148</text:p>
          </table:table-cell>
          <table:table-cell table:formula="of:=MAX([.B24:.E24])" office:value-type="float" office:value="0.763682417466253" calcext:value-type="float">
            <text:p>0.7636824174662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equence G</text:p>
          </table:table-cell>
          <table:table-cell table:style-name="ce16" office:value-type="float" office:value="0.670569024587844" calcext:value-type="float">
            <text:p>0.670569024587844</text:p>
          </table:table-cell>
          <table:table-cell table:style-name="ce15" office:value-type="float" office:value="0.71562002376497" calcext:value-type="float">
            <text:p>0.71562002376497</text:p>
          </table:table-cell>
          <table:table-cell office:value-type="float" office:value="0.699272917173532" calcext:value-type="float">
            <text:p>0.699272917173532</text:p>
          </table:table-cell>
          <table:table-cell office:value-type="float" office:value="0.686633927051115" calcext:value-type="float">
            <text:p>0.686633927051115</text:p>
          </table:table-cell>
          <table:table-cell table:formula="of:=MAX([.B25:.E25])" office:value-type="float" office:value="0.71562002376497" calcext:value-type="float">
            <text:p>0.7156200237649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equence H (all data)</text:p>
          </table:table-cell>
          <table:table-cell table:style-name="ce16" office:value-type="float" office:value="0.70656284430487" calcext:value-type="float">
            <text:p>0.70656284430487</text:p>
          </table:table-cell>
          <table:table-cell office:value-type="float" office:value="0.771141596011709" calcext:value-type="float">
            <text:p>0.771141596011709</text:p>
          </table:table-cell>
          <table:table-cell table:style-name="ce15" office:value-type="float" office:value="0.773540002503109" calcext:value-type="float">
            <text:p>0.773540002503109</text:p>
          </table:table-cell>
          <table:table-cell office:value-type="float" office:value="0.687855980943625" calcext:value-type="float">
            <text:p>0.687855980943625</text:p>
          </table:table-cell>
          <table:table-cell table:formula="of:=MAX([.B26:.E26])" office:value-type="float" office:value="0.773540002503109" calcext:value-type="float">
            <text:p>0.77354000250310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equence M</text:p>
          </table:table-cell>
          <table:table-cell table:style-name="ce15" office:value-type="float" office:value="0.69337154880256" calcext:value-type="float">
            <text:p>0.69337154880256</text:p>
          </table:table-cell>
          <table:table-cell office:value-type="float" office:value="0.575294217915693" calcext:value-type="float">
            <text:p>0.575294217915693</text:p>
          </table:table-cell>
          <table:table-cell office:value-type="float" office:value="0.692800993713033" calcext:value-type="float">
            <text:p>0.692800993713033</text:p>
          </table:table-cell>
          <table:table-cell office:value-type="float" office:value="0.593705443783206" calcext:value-type="float">
            <text:p>0.593705443783206</text:p>
          </table:table-cell>
          <table:table-cell table:formula="of:=MAX([.B27:.E27])" office:value-type="float" office:value="0.69337154880256" calcext:value-type="float">
            <text:p>0.6933715488025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equence N (all data)</text:p>
          </table:table-cell>
          <table:table-cell office:value-type="float" office:value="0.696160037129258" calcext:value-type="float">
            <text:p>0.696160037129258</text:p>
          </table:table-cell>
          <table:table-cell table:style-name="ce10" office:value-type="float" office:value="0.606315360495477" calcext:value-type="float">
            <text:p>0.606315360495477</text:p>
          </table:table-cell>
          <table:table-cell table:style-name="ce15" office:value-type="float" office:value="0.716291589015462" calcext:value-type="float">
            <text:p>0.716291589015462</text:p>
          </table:table-cell>
          <table:table-cell office:value-type="float" office:value="0.606241721614802" calcext:value-type="float">
            <text:p>0.606241721614802</text:p>
          </table:table-cell>
          <table:table-cell table:formula="of:=MAX([.B28:.E28])" office:value-type="float" office:value="0.716291589015462" calcext:value-type="float">
            <text:p>0.716291589015462</text:p>
          </table:table-cell>
          <table:table-cell table:number-columns-repeated="1010"/>
        </table:table-row>
        <table:table-row table:style-name="ro1">
          <table:table-cell table:style-name="Default" table:number-columns-repeated="5"/>
          <table:table-cell table:number-columns-repeated="1011"/>
        </table:table-row>
        <table:table-row table:style-name="ro1">
          <table:table-cell table:style-name="Default" office:value-type="string" calcext:value-type="string">
            <text:p>Max </text:p>
          </table:table-cell>
          <table:table-cell table:style-name="Default" table:formula="of:=MAX([.B19:.B28])" office:value-type="float" office:value="0.720465110397333" calcext:value-type="float">
            <text:p>0.720465110397333</text:p>
          </table:table-cell>
          <table:table-cell table:style-name="Default" table:formula="of:=MAX([.C19:.C28])" office:value-type="float" office:value="0.771141596011709" calcext:value-type="float">
            <text:p>0.771141596011709</text:p>
          </table:table-cell>
          <table:table-cell table:style-name="Default" table:formula="of:=MAX([.D19:.D28])" office:value-type="float" office:value="0.773540002503109" calcext:value-type="float">
            <text:p>0.773540002503109</text:p>
          </table:table-cell>
          <table:table-cell table:style-name="Default" table:formula="of:=MAX([.E19:.E28])" office:value-type="float" office:value="0.767160391869464" calcext:value-type="float">
            <text:p>0.767160391869464</text:p>
          </table:table-cell>
          <table:table-cell table:formula="of:=MAX([.F19:.F28])" office:value-type="float" office:value="0.773540002503109" calcext:value-type="float">
            <text:p>0.773540002503109</text:p>
          </table:table-cell>
          <table:table-cell table:number-columns-repeated="1010"/>
        </table:table-row>
        <table:table-row table:style-name="ro1">
          <table:table-cell table:style-name="Default" table:number-columns-repeated="5"/>
          <table:table-cell table:number-columns-repeated="1011"/>
        </table:table-row>
        <table:table-row table:style-name="ro1">
          <table:table-cell table:style-name="Default" office:value-type="string" calcext:value-type="string">
            <text:p>Average </text:p>
          </table:table-cell>
          <table:table-cell table:style-name="Default" table:formula="of:=AVERAGE([.B19:.B28])" office:value-type="float" office:value="0.658123043582837" calcext:value-type="float">
            <text:p>0.658123043582837</text:p>
          </table:table-cell>
          <table:table-cell table:style-name="Default" table:formula="of:=AVERAGE([.C19:.C28])" office:value-type="float" office:value="0.657921614715613" calcext:value-type="float">
            <text:p>0.657921614715613</text:p>
          </table:table-cell>
          <table:table-cell table:style-name="Default" table:formula="of:=AVERAGE([.D19:.D28])" office:value-type="float" office:value="0.694670760921207" calcext:value-type="float">
            <text:p>0.694670760921207</text:p>
          </table:table-cell>
          <table:table-cell table:style-name="Default" table:formula="of:=AVERAGE([.E19:.E28])" office:value-type="float" office:value="0.669780903965205" calcext:value-type="float">
            <text:p>0.669780903965205</text:p>
          </table:table-cell>
          <table:table-cell table:formula="of:=AVERAGE([.F19:.F28])" office:value-type="float" office:value="0.734150133275883" calcext:value-type="float">
            <text:p>0.734150133275883</text:p>
          </table:table-cell>
          <table:table-cell table:number-columns-repeated="1010"/>
        </table:table-row>
      </table:table>
      <table:table table:name="Vital_Rules_Avg" table:style-name="ta1">
        <table:table-column table:style-name="co21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7" table:default-cell-style-name="Default"/>
        <table:table-column table:style-name="co10" table:number-columns-repeated="2" table:default-cell-style-name="Default"/>
        <table:table-row table:style-name="ro1">
          <table:table-cell table:number-columns-repeated="7"/>
        </table:table-row>
        <table:table-row table:style-name="ro1">
          <table:table-cell table:style-name="ce4" office:value-type="string" calcext:value-type="string">
            <text:p>Run – Non Sequence </text:p>
          </table:table-cell>
          <table:table-cell table:style-name="ce4" office:value-type="string" calcext:value-type="string">
            <text:p>Param 1 Mean F1</text:p>
          </table:table-cell>
          <table:table-cell table:style-name="ce4" office:value-type="string" calcext:value-type="string">
            <text:p>Param 2 Mean F1</text:p>
          </table:table-cell>
          <table:table-cell table:style-name="ce4" office:value-type="string" calcext:value-type="string">
            <text:p>Param 3 Mean F1</text:p>
          </table:table-cell>
          <table:table-cell table:style-name="ce4" office:value-type="string" calcext:value-type="string">
            <text:p>Param 4 Mean F1</text:p>
          </table:table-cell>
          <table:table-cell/>
          <table:table-cell office:value-type="string" calcext:value-type="string">
            <text:p>Av</text:p>
          </table:table-cell>
        </table:table-row>
        <table:table-row table:style-name="ro1">
          <table:table-cell table:style-name="ce1" office:value-type="string" calcext:value-type="string">
            <text:p>A</text:p>
          </table:table-cell>
          <table:table-cell office:value-type="float" office:value="0.561049044851158" calcext:value-type="float">
            <text:p>0.561049044851158</text:p>
          </table:table-cell>
          <table:table-cell table:style-name="ce19" office:value-type="float" office:value="0.576079612016099" calcext:value-type="float">
            <text:p>0.576079612016099</text:p>
          </table:table-cell>
          <table:table-cell table:number-columns-repeated="2" office:value-type="float" office:value="0.555716839758725" calcext:value-type="float">
            <text:p>0.555716839758725</text:p>
          </table:table-cell>
          <table:table-cell table:formula="of:=MAX([.B3:.E3])" office:value-type="float" office:value="0.576079612016099" calcext:value-type="float">
            <text:p>0.576079612016099</text:p>
          </table:table-cell>
          <table:table-cell table:formula="of:=AVERAGE([.C3];[.C4];[.C5];[.B6];[.B7])" office:value-type="float" office:value="0.276181044510083" calcext:value-type="float">
            <text:p>0.276181044510083</text:p>
          </table:table-cell>
        </table:table-row>
        <table:table-row table:style-name="ro1">
          <table:table-cell table:style-name="ce1" office:value-type="string" calcext:value-type="string">
            <text:p>B</text:p>
          </table:table-cell>
          <table:table-cell office:value-type="float" office:value="0.0523468488220472" calcext:value-type="float">
            <text:p>0.052346848822047</text:p>
          </table:table-cell>
          <table:table-cell table:style-name="ce19" office:value-type="float" office:value="0.0528125636786608" calcext:value-type="float">
            <text:p>0.052812563678661</text:p>
          </table:table-cell>
          <table:table-cell table:number-columns-repeated="2" office:value-type="float" office:value="0.0311624649859944" calcext:value-type="float">
            <text:p>0.031162464985994</text:p>
          </table:table-cell>
          <table:table-cell table:formula="of:=MAX([.B4:.E4])" office:value-type="float" office:value="0.0528125636786608" calcext:value-type="float">
            <text:p>0.052812563678661</text:p>
          </table:table-cell>
          <table:table-cell/>
        </table:table-row>
        <table:table-row table:style-name="ro1">
          <table:table-cell table:style-name="ce1" office:value-type="string" calcext:value-type="string">
            <text:p>C</text:p>
          </table:table-cell>
          <table:table-cell office:value-type="float" office:value="0.264145073213183" calcext:value-type="float">
            <text:p>0.264145073213183</text:p>
          </table:table-cell>
          <table:table-cell table:style-name="ce19" office:value-type="float" office:value="0.32655263237772" calcext:value-type="float">
            <text:p>0.32655263237772</text:p>
          </table:table-cell>
          <table:table-cell office:value-type="float" office:value="0.241525275836003" calcext:value-type="float">
            <text:p>0.241525275836003</text:p>
          </table:table-cell>
          <table:table-cell office:value-type="float" office:value="0.308838880226345" calcext:value-type="float">
            <text:p>0.308838880226345</text:p>
          </table:table-cell>
          <table:table-cell table:formula="of:=MAX([.B5:.E5])" office:value-type="float" office:value="0.32655263237772" calcext:value-type="float">
            <text:p>0.32655263237772</text:p>
          </table:table-cell>
          <table:table-cell/>
        </table:table-row>
        <table:table-row table:style-name="ro1">
          <table:table-cell table:style-name="ce1" office:value-type="string" calcext:value-type="string">
            <text:p>D</text:p>
          </table:table-cell>
          <table:table-cell table:style-name="ce19" office:value-type="float" office:value="0.389385102324918" calcext:value-type="float">
            <text:p>0.389385102324918</text:p>
          </table:table-cell>
          <table:table-cell office:value-type="float" office:value="0.386832159048127" calcext:value-type="float">
            <text:p>0.386832159048127</text:p>
          </table:table-cell>
          <table:table-cell office:value-type="float" office:value="0.373037333094665" calcext:value-type="float">
            <text:p>0.373037333094665</text:p>
          </table:table-cell>
          <table:table-cell table:style-name="ce19" office:value-type="float" office:value="0.389385102324918" calcext:value-type="float">
            <text:p>0.389385102324918</text:p>
          </table:table-cell>
          <table:table-cell table:formula="of:=MAX([.B6:.E6])" office:value-type="float" office:value="0.389385102324918" calcext:value-type="float">
            <text:p>0.389385102324918</text:p>
          </table:table-cell>
          <table:table-cell/>
        </table:table-row>
        <table:table-row table:style-name="ro1">
          <table:table-cell table:style-name="ce1" office:value-type="string" calcext:value-type="string">
            <text:p>E</text:p>
          </table:table-cell>
          <table:table-cell table:style-name="ce19" office:value-type="float" office:value="0.0360753121530199" calcext:value-type="float">
            <text:p>0.03607531215302</text:p>
          </table:table-cell>
          <table:table-cell office:value-type="float" office:value="0.0271513765919562" calcext:value-type="float">
            <text:p>0.027151376591956</text:p>
          </table:table-cell>
          <table:table-cell office:value-type="float" office:value="0.0320217246449765" calcext:value-type="float">
            <text:p>0.032021724644977</text:p>
          </table:table-cell>
          <table:table-cell office:value-type="float" office:value="0.0351977375731702" calcext:value-type="float">
            <text:p>0.03519773757317</text:p>
          </table:table-cell>
          <table:table-cell table:formula="of:=MAX([.B7:.E7])" office:value-type="float" office:value="0.0360753121530199" calcext:value-type="float">
            <text:p>0.03607531215302</text:p>
          </table:table-cell>
          <table:table-cell/>
        </table:table-row>
        <table:table-row table:style-name="ro1">
          <table:table-cell table:style-name="ce1" office:value-type="string" calcext:value-type="string">
            <text:p>F</text:p>
          </table:table-cell>
          <table:table-cell table:number-columns-repeated="4"/>
          <table:table-cell table:formula="of:=MAX([.B8:.E8])" office:value-type="float" office:value="0" calcext:value-type="float">
            <text:p>0</text:p>
          </table:table-cell>
          <table:table-cell/>
        </table:table-row>
        <table:table-row table:style-name="ro1" table:number-rows-repeated="9">
          <table:table-cell table:number-columns-repeated="7"/>
        </table:table-row>
        <table:table-row table:style-name="ro1">
          <table:table-cell table:style-name="ce4" office:value-type="string" calcext:value-type="string">
            <text:p>Run – Sequence</text:p>
          </table:table-cell>
          <table:table-cell table:style-name="ce4" office:value-type="string" calcext:value-type="string">
            <text:p>Param 1 mean F1</text:p>
          </table:table-cell>
          <table:table-cell table:style-name="ce4" office:value-type="string" calcext:value-type="string">
            <text:p>Param 2 Mean F1</text:p>
          </table:table-cell>
          <table:table-cell table:style-name="ce4" office:value-type="string" calcext:value-type="string">
            <text:p>Param 3 Mean F1</text:p>
          </table:table-cell>
          <table:table-cell table:style-name="ce4" office:value-type="string" calcext:value-type="string">
            <text:p>Param 4 Mean F1</text:p>
          </table:table-cell>
          <table:table-cell/>
          <table:table-cell office:value-type="string" calcext:value-type="string">
            <text:p>Av</text:p>
          </table:table-cell>
        </table:table-row>
        <table:table-row table:style-name="ro1">
          <table:table-cell table:style-name="ce9" office:value-type="string" calcext:value-type="string">
            <text:p>A</text:p>
          </table:table-cell>
          <table:table-cell table:style-name="ce10" office:value-type="float" office:value="0.546729267036519" calcext:value-type="float">
            <text:p>0.546729267036519</text:p>
          </table:table-cell>
          <table:table-cell table:style-name="ce10" office:value-type="float" office:value="0.417311339366024" calcext:value-type="float">
            <text:p>0.417311339366024</text:p>
          </table:table-cell>
          <table:table-cell table:style-name="ce10" office:value-type="float" office:value="0.842151097802161" calcext:value-type="float">
            <text:p>0.842151097802161</text:p>
          </table:table-cell>
          <table:table-cell table:style-name="ce15" office:value-type="float" office:value="0.871810053419761" calcext:value-type="float">
            <text:p>0.871810053419761</text:p>
          </table:table-cell>
          <table:table-cell table:formula="of:=MAX([.B19:.E19])" office:value-type="float" office:value="0.871810053419761" calcext:value-type="float">
            <text:p>0.871810053419761</text:p>
          </table:table-cell>
          <table:table-cell table:formula="of:=AVERAGE([.E19];[.B20];[.E21];[.D22];[.C23];[.D24])" office:value-type="float" office:value="0.34217217595095" calcext:value-type="float">
            <text:p>0.34217217595095</text:p>
          </table:table-cell>
        </table:table-row>
        <table:table-row table:style-name="ro1">
          <table:table-cell table:style-name="ce9" office:value-type="string" calcext:value-type="string">
            <text:p>B</text:p>
          </table:table-cell>
          <table:table-cell table:style-name="ce15" office:value-type="float" office:value="0.049729218340282" calcext:value-type="float">
            <text:p>0.049729218340282</text:p>
          </table:table-cell>
          <table:table-cell table:style-name="ce10" office:value-type="float" office:value="0.0429565513608973" calcext:value-type="float">
            <text:p>0.042956551360897</text:p>
          </table:table-cell>
          <table:table-cell table:style-name="ce10" office:value-type="float" office:value="0.0430919538374896" calcext:value-type="float">
            <text:p>0.04309195383749</text:p>
          </table:table-cell>
          <table:table-cell table:style-name="ce10" office:value-type="float" office:value="0.03012912482066" calcext:value-type="float">
            <text:p>0.03012912482066</text:p>
          </table:table-cell>
          <table:table-cell table:formula="of:=MAX([.B20:.E20])" office:value-type="float" office:value="0.049729218340282" calcext:value-type="float">
            <text:p>0.049729218340282</text:p>
          </table:table-cell>
          <table:table-cell/>
        </table:table-row>
        <table:table-row table:style-name="ro1">
          <table:table-cell table:style-name="ce9" office:value-type="string" calcext:value-type="string">
            <text:p>C</text:p>
          </table:table-cell>
          <table:table-cell table:style-name="ce10" office:value-type="float" office:value="0.234296380293117" calcext:value-type="float">
            <text:p>0.234296380293117</text:p>
          </table:table-cell>
          <table:table-cell table:style-name="ce10" office:value-type="float" office:value="0.413956336356723" calcext:value-type="float">
            <text:p>0.413956336356723</text:p>
          </table:table-cell>
          <table:table-cell table:style-name="ce10" office:value-type="float" office:value="0.444246511052511" calcext:value-type="float">
            <text:p>0.444246511052511</text:p>
          </table:table-cell>
          <table:table-cell table:style-name="ce15" office:value-type="float" office:value="0.490587786049088" calcext:value-type="float">
            <text:p>0.490587786049088</text:p>
          </table:table-cell>
          <table:table-cell table:formula="of:=MAX([.B21:.E21])" office:value-type="float" office:value="0.490587786049088" calcext:value-type="float">
            <text:p>0.490587786049088</text:p>
          </table:table-cell>
          <table:table-cell/>
        </table:table-row>
        <table:table-row table:style-name="ro1">
          <table:table-cell table:style-name="ce9" office:value-type="string" calcext:value-type="string">
            <text:p>D</text:p>
          </table:table-cell>
          <table:table-cell table:style-name="ce10" office:value-type="float" office:value="0.349158363514794" calcext:value-type="float">
            <text:p>0.349158363514794</text:p>
          </table:table-cell>
          <table:table-cell table:style-name="ce10" office:value-type="float" office:value="0.240395135026177" calcext:value-type="float">
            <text:p>0.240395135026177</text:p>
          </table:table-cell>
          <table:table-cell table:style-name="ce15" office:value-type="float" office:value="0.360844553673791" calcext:value-type="float">
            <text:p>0.360844553673791</text:p>
          </table:table-cell>
          <table:table-cell table:style-name="ce10" office:value-type="float" office:value="0.350328673927608" calcext:value-type="float">
            <text:p>0.350328673927608</text:p>
          </table:table-cell>
          <table:table-cell table:formula="of:=MAX([.B22:.E22])" office:value-type="float" office:value="0.360844553673791" calcext:value-type="float">
            <text:p>0.360844553673791</text:p>
          </table:table-cell>
          <table:table-cell/>
        </table:table-row>
        <table:table-row table:style-name="ro1">
          <table:table-cell table:style-name="ce9" office:value-type="string" calcext:value-type="string">
            <text:p>E</text:p>
          </table:table-cell>
          <table:table-cell table:style-name="ce10" office:value-type="float" office:value="0.0260690850978047" calcext:value-type="float">
            <text:p>0.026069085097805</text:p>
          </table:table-cell>
          <table:table-cell table:style-name="ce15" office:value-type="float" office:value="0.032300846354487" calcext:value-type="float">
            <text:p>0.032300846354487</text:p>
          </table:table-cell>
          <table:table-cell table:style-name="ce10" office:value-type="float" office:value="0.0260268556187079" calcext:value-type="float">
            <text:p>0.026026855618708</text:p>
          </table:table-cell>
          <table:table-cell table:style-name="ce10" office:value-type="float" office:value="0.0217066187665242" calcext:value-type="float">
            <text:p>0.021706618766524</text:p>
          </table:table-cell>
          <table:table-cell table:formula="of:=MAX([.B23:.E23])" office:value-type="float" office:value="0.032300846354487" calcext:value-type="float">
            <text:p>0.032300846354487</text:p>
          </table:table-cell>
          <table:table-cell/>
        </table:table-row>
        <table:table-row table:style-name="ro1">
          <table:table-cell table:style-name="ce9" office:value-type="string" calcext:value-type="string">
            <text:p>F</text:p>
          </table:table-cell>
          <table:table-cell table:style-name="ce10" office:value-type="float" office:value="0.242817462327664" calcext:value-type="float">
            <text:p>0.242817462327664</text:p>
          </table:table-cell>
          <table:table-cell table:style-name="ce10" office:value-type="float" office:value="0.216086343667469" calcext:value-type="float">
            <text:p>0.216086343667469</text:p>
          </table:table-cell>
          <table:table-cell table:style-name="ce15" office:value-type="float" office:value="0.247760597868293" calcext:value-type="float">
            <text:p>0.247760597868293</text:p>
          </table:table-cell>
          <table:table-cell table:style-name="ce10" office:value-type="float" office:value="0.245713431915389" calcext:value-type="float">
            <text:p>0.245713431915389</text:p>
          </table:table-cell>
          <table:table-cell table:formula="of:=MAX([.B24:.E24])" office:value-type="float" office:value="0.247760597868293" calcext:value-type="float">
            <text:p>0.247760597868293</text:p>
          </table:table-cell>
          <table:table-cell/>
        </table:table-row>
      </table:table>
      <table:table table:name="Vital_Rules_Best" table:style-name="ta1">
        <table:table-column table:style-name="co4" table:default-cell-style-name="Default"/>
        <table:table-column table:style-name="co5" table:number-columns-repeated="2" table:default-cell-style-name="Default"/>
        <table:table-column table:style-name="co28" table:default-cell-style-name="Default"/>
        <table:table-column table:style-name="co9" table:default-cell-style-name="Default"/>
        <table:table-column table:style-name="co10" table:number-columns-repeated="3" table:default-cell-style-name="Default"/>
        <table:table-row table:style-name="ro1" table:number-rows-repeated="2">
          <table:table-cell table:number-columns-repeated="8"/>
        </table:table-row>
        <table:table-row table:style-name="ro1">
          <table:table-cell table:style-name="ce4" office:value-type="string" calcext:value-type="string">
            <text:p>Run – Non Sequence </text:p>
          </table:table-cell>
          <table:table-cell table:style-name="ce4" office:value-type="string" calcext:value-type="string">
            <text:p>Param 1 Best F1</text:p>
          </table:table-cell>
          <table:table-cell table:style-name="ce4" office:value-type="string" calcext:value-type="string">
            <text:p>Param 2 Best F1</text:p>
          </table:table-cell>
          <table:table-cell table:style-name="ce4" office:value-type="string" calcext:value-type="string">
            <text:p>Param 3 Best F1</text:p>
          </table:table-cell>
          <table:table-cell table:style-name="ce4" office:value-type="string" calcext:value-type="string">
            <text:p>Param 4 Best F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0.575990537775899" calcext:value-type="float">
            <text:p>0.575990537775899</text:p>
          </table:table-cell>
          <table:table-cell table:style-name="ce19" office:value-type="float" office:value="0.621082239270722" calcext:value-type="float">
            <text:p>0.621082239270722</text:p>
          </table:table-cell>
          <table:table-cell table:number-columns-repeated="2" office:value-type="float" office:value="0.559993922498601" calcext:value-type="float">
            <text:p>0.559993922498601</text:p>
          </table:table-cell>
          <table:table-cell table:formula="of:=MAX([.B4:.E4])" office:value-type="float" office:value="0.621082239270722" calcext:value-type="float">
            <text:p>0.621082239270722</text:p>
          </table:table-cell>
          <table:table-cell/>
          <table:table-cell table:formula="of:=AVERAGE([.C4];[.C5];[.C6];[.C7];[.B8])" office:value-type="float" office:value="0.317234193943851" calcext:value-type="float">
            <text:p>0.317234193943851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2" table:style-name="ce19" office:value-type="float" office:value="0.0528125636786608" calcext:value-type="float">
            <text:p>0.052812563678661</text:p>
          </table:table-cell>
          <table:table-cell table:number-columns-repeated="2" office:value-type="float" office:value="0.0311624649859944" calcext:value-type="float">
            <text:p>0.031162464985994</text:p>
          </table:table-cell>
          <table:table-cell table:formula="of:=MAX([.B5:.E5])" office:value-type="float" office:value="0.0528125636786608" calcext:value-type="float">
            <text:p>0.0528125636786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0.277565378830689" calcext:value-type="float">
            <text:p>0.277565378830689</text:p>
          </table:table-cell>
          <table:table-cell table:style-name="ce19" office:value-type="float" office:value="0.432446997792975" calcext:value-type="float">
            <text:p>0.432446997792975</text:p>
          </table:table-cell>
          <table:table-cell office:value-type="float" office:value="0.25339689557082" calcext:value-type="float">
            <text:p>0.25339689557082</text:p>
          </table:table-cell>
          <table:table-cell office:value-type="float" office:value="0.345965574969843" calcext:value-type="float">
            <text:p>0.345965574969843</text:p>
          </table:table-cell>
          <table:table-cell table:formula="of:=MAX([.B6:.E6])" office:value-type="float" office:value="0.432446997792975" calcext:value-type="float">
            <text:p>0.4324469977929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</text:p>
          </table:table-cell>
          <table:table-cell table:number-columns-repeated="2" table:style-name="ce19" office:value-type="float" office:value="0.437211275727752" calcext:value-type="float">
            <text:p>0.437211275727752</text:p>
          </table:table-cell>
          <table:table-cell office:value-type="float" office:value="0.388167968036992" calcext:value-type="float">
            <text:p>0.388167968036992</text:p>
          </table:table-cell>
          <table:table-cell table:style-name="ce19" office:value-type="float" office:value="0.437211275727752" calcext:value-type="float">
            <text:p>0.437211275727752</text:p>
          </table:table-cell>
          <table:table-cell table:formula="of:=MAX([.B7:.E7])" office:value-type="float" office:value="0.437211275727752" calcext:value-type="float">
            <text:p>0.4372112757277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</text:p>
          </table:table-cell>
          <table:table-cell table:style-name="ce19" office:value-type="float" office:value="0.0426178932491437" calcext:value-type="float">
            <text:p>0.042617893249144</text:p>
          </table:table-cell>
          <table:table-cell office:value-type="float" office:value="0.0344597549269242" calcext:value-type="float">
            <text:p>0.034459754926924</text:p>
          </table:table-cell>
          <table:table-cell office:value-type="float" office:value="0.0356207720252697" calcext:value-type="float">
            <text:p>0.03562077202527</text:p>
          </table:table-cell>
          <table:table-cell office:value-type="float" office:value="0.0384501705044252" calcext:value-type="float">
            <text:p>0.038450170504425</text:p>
          </table:table-cell>
          <table:table-cell table:formula="of:=MAX([.B8:.E8])" office:value-type="float" office:value="0.0426178932491437" calcext:value-type="float">
            <text:p>0.0426178932491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4"/>
          <table:table-cell table:formula="of:=MAX([.B9:.E9])" office:value-type="float" office:value="0" calcext:value-type="float">
            <text:p>0</text:p>
          </table:table-cell>
          <table:table-cell table:number-columns-repeated="2"/>
        </table:table-row>
        <table:table-row table:style-name="ro1" table:number-rows-repeated="7">
          <table:table-cell table:number-columns-repeated="8"/>
        </table:table-row>
        <table:table-row table:style-name="ro1">
          <table:table-cell table:style-name="ce4" office:value-type="string" calcext:value-type="string">
            <text:p>Run – Sequence</text:p>
          </table:table-cell>
          <table:table-cell table:style-name="ce4" office:value-type="string" calcext:value-type="string">
            <text:p>Param 1 Best F1</text:p>
          </table:table-cell>
          <table:table-cell table:style-name="ce4" office:value-type="string" calcext:value-type="string">
            <text:p>Param 2 Best F1</text:p>
          </table:table-cell>
          <table:table-cell table:style-name="ce4" office:value-type="string" calcext:value-type="string">
            <text:p>Param 3 Best F1</text:p>
          </table:table-cell>
          <table:table-cell table:style-name="ce4" office:value-type="string" calcext:value-type="string">
            <text:p>Param 4 Best F1</text:p>
          </table:table-cell>
          <table:table-cell table:number-columns-repeated="3"/>
        </table:table-row>
        <table:table-row table:style-name="ro1">
          <table:table-cell table:style-name="ce10" office:value-type="string" calcext:value-type="string">
            <text:p>A</text:p>
          </table:table-cell>
          <table:table-cell table:style-name="ce10" office:value-type="float" office:value="0.546885307838387" calcext:value-type="float">
            <text:p>0.546885307838387</text:p>
          </table:table-cell>
          <table:table-cell table:style-name="ce10" office:value-type="float" office:value="0.546572673147244" calcext:value-type="float">
            <text:p>0.546572673147244</text:p>
          </table:table-cell>
          <table:table-cell table:style-name="ce10" office:value-type="float" office:value="0.859803742211334" calcext:value-type="float">
            <text:p>0.859803742211334</text:p>
          </table:table-cell>
          <table:table-cell table:style-name="ce15" office:value-type="float" office:value="0.876683879811364" calcext:value-type="float">
            <text:p>0.876683879811364</text:p>
          </table:table-cell>
          <table:table-cell table:formula="of:=MAX([.B18:.E18])" office:value-type="float" office:value="0.876683879811364" calcext:value-type="float">
            <text:p>0.876683879811364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>
            <text:p>B</text:p>
          </table:table-cell>
          <table:table-cell table:style-name="ce15" office:value-type="float" office:value="0.049882640890088" calcext:value-type="float">
            <text:p>0.049882640890088</text:p>
          </table:table-cell>
          <table:table-cell table:style-name="ce10" office:value-type="float" office:value="0.0498053823114305" calcext:value-type="float">
            <text:p>0.049805382311431</text:p>
          </table:table-cell>
          <table:table-cell table:style-name="ce10" office:value-type="float" office:value="0.049843942682384" calcext:value-type="float">
            <text:p>0.049843942682384</text:p>
          </table:table-cell>
          <table:table-cell table:style-name="ce10" office:value-type="float" office:value="0.0304878048780488" calcext:value-type="float">
            <text:p>0.030487804878049</text:p>
          </table:table-cell>
          <table:table-cell table:formula="of:=MAX([.B19:.E19])" office:value-type="float" office:value="0.049882640890088" calcext:value-type="float">
            <text:p>0.049882640890088</text:p>
          </table:table-cell>
          <table:table-cell/>
          <table:table-cell table:formula="of:=AVERAGE([.E18];[.B19];[.C20];[.D21];[.C22];[.D23])" office:value-type="float" office:value="0.357254632566928" calcext:value-type="float">
            <text:p>0.357254632566928</text:p>
          </table:table-cell>
        </table:table-row>
        <table:table-row table:style-name="ro1">
          <table:table-cell table:style-name="ce10" office:value-type="string" calcext:value-type="string">
            <text:p>C</text:p>
          </table:table-cell>
          <table:table-cell table:style-name="ce10" office:value-type="float" office:value="0.24020018507152" calcext:value-type="float">
            <text:p>0.24020018507152</text:p>
          </table:table-cell>
          <table:table-cell table:style-name="ce15" office:value-type="float" office:value="0.515108391674842" calcext:value-type="float">
            <text:p>0.515108391674842</text:p>
          </table:table-cell>
          <table:table-cell table:style-name="ce10" office:value-type="float" office:value="0.445699858923841" calcext:value-type="float">
            <text:p>0.445699858923841</text:p>
          </table:table-cell>
          <table:table-cell table:style-name="ce10" office:value-type="float" office:value="0.502440245988581" calcext:value-type="float">
            <text:p>0.502440245988581</text:p>
          </table:table-cell>
          <table:table-cell table:formula="of:=MAX([.B20:.E20])" office:value-type="float" office:value="0.515108391674842" calcext:value-type="float">
            <text:p>0.515108391674842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>
            <text:p>D</text:p>
          </table:table-cell>
          <table:table-cell table:style-name="ce10" office:value-type="float" office:value="0.349730108623829" calcext:value-type="float">
            <text:p>0.349730108623829</text:p>
          </table:table-cell>
          <table:table-cell table:style-name="ce10" office:value-type="float" office:value="0.365472015623501" calcext:value-type="float">
            <text:p>0.365472015623501</text:p>
          </table:table-cell>
          <table:table-cell table:style-name="ce15" office:value-type="float" office:value="0.382658744712408" calcext:value-type="float">
            <text:p>0.382658744712408</text:p>
          </table:table-cell>
          <table:table-cell table:style-name="ce10" office:value-type="float" office:value="0.35111110547386" calcext:value-type="float">
            <text:p>0.35111110547386</text:p>
          </table:table-cell>
          <table:table-cell table:formula="of:=MAX([.B21:.E21])" office:value-type="float" office:value="0.382658744712408" calcext:value-type="float">
            <text:p>0.382658744712408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>
            <text:p>E</text:p>
          </table:table-cell>
          <table:table-cell table:style-name="ce10" office:value-type="float" office:value="0.0294117647058824" calcext:value-type="float">
            <text:p>0.029411764705882</text:p>
          </table:table-cell>
          <table:table-cell table:style-name="ce15" office:value-type="float" office:value="0.0593175908356174" calcext:value-type="float">
            <text:p>0.059317590835617</text:p>
          </table:table-cell>
          <table:table-cell table:style-name="ce10" office:value-type="float" office:value="0.0354741179510441" calcext:value-type="float">
            <text:p>0.035474117951044</text:p>
          </table:table-cell>
          <table:table-cell table:style-name="ce10" office:value-type="float" office:value="0.0291966637401229" calcext:value-type="float">
            <text:p>0.029196663740123</text:p>
          </table:table-cell>
          <table:table-cell table:formula="of:=MAX([.B22:.E22])" office:value-type="float" office:value="0.0593175908356174" calcext:value-type="float">
            <text:p>0.059317590835617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>
            <text:p>F</text:p>
          </table:table-cell>
          <table:table-cell table:style-name="ce10" office:value-type="float" office:value="0.246021811184885" calcext:value-type="float">
            <text:p>0.246021811184885</text:p>
          </table:table-cell>
          <table:table-cell table:style-name="ce10" office:value-type="float" office:value="0.242298214470579" calcext:value-type="float">
            <text:p>0.242298214470579</text:p>
          </table:table-cell>
          <table:table-cell table:style-name="ce15" office:value-type="float" office:value="0.259876547477247" calcext:value-type="float">
            <text:p>0.259876547477247</text:p>
          </table:table-cell>
          <table:table-cell table:style-name="ce10" office:value-type="float" office:value="0.251651394689398" calcext:value-type="float">
            <text:p>0.251651394689398</text:p>
          </table:table-cell>
          <table:table-cell table:formula="of:=MAX([.B23:.E23])" office:value-type="float" office:value="0.259876547477247" calcext:value-type="float">
            <text:p>0.259876547477247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03">00/00/0000</text:date>, <text:time style:data-style-name="N2" text:time-value="10:08:15.25419489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1T11:42:05.592796170</meta:creation-date>
    <meta:generator>LibreOffice/6.0.7.3$Linux_X86_64 LibreOffice_project/00m0$Build-3</meta:generator>
    <dc:date>2023-10-03T13:36:49.352947345</dc:date>
    <meta:editing-duration>PT15H39M5S</meta:editing-duration>
    <meta:editing-cycles>99</meta:editing-cycles>
    <meta:document-statistic meta:table-count="13" meta:cell-count="1385" meta:object-count="0"/>
  </office:meta>
</office:document-meta>
</file>